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1426B81546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AIS" style:family="table">
      <style:table-properties style:width="8.602cm" table:align="left"/>
    </style:style>
    <style:style style:name="PAIS.A" style:family="table-column">
      <style:table-column-properties style:column-width="1.803cm"/>
    </style:style>
    <style:style style:name="PAIS.B" style:family="table-column">
      <style:table-column-properties style:column-width="6.8cm"/>
    </style:style>
    <style:style style:name="PAI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IS.B1" style:family="table-cell">
      <style:table-cell-properties fo:background-color="#cccccc" fo:padding="0.097cm" fo:border="0.05pt solid #000000">
        <style:background-image/>
      </style:table-cell-properties>
    </style:style>
    <style:style style:name="PAIS.A2" style:family="table-cell">
      <style:table-cell-properties fo:padding="0.097cm" fo:border-left="0.05pt solid #000000" fo:border-right="none" fo:border-top="none" fo:border-bottom="0.05pt solid #000000"/>
    </style:style>
    <style:style style:name="PAIS.B2" style:family="table-cell">
      <style:table-cell-properties fo:padding="0.097cm" fo:border-left="0.05pt solid #000000" fo:border-right="0.05pt solid #000000" fo:border-top="none" fo:border-bottom="0.05pt solid #000000"/>
    </style:style>
    <style:style style:name="PAIS.A3" style:family="table-cell">
      <style:table-cell-properties fo:padding="0.097cm" fo:border-left="0.05pt solid #000000" fo:border-right="none" fo:border-top="none" fo:border-bottom="0.05pt solid #000000"/>
    </style:style>
    <style:style style:name="PAIS.B3" style:family="table-cell">
      <style:table-cell-properties fo:padding="0.097cm" fo:border-left="0.05pt solid #000000" fo:border-right="0.05pt solid #000000" fo:border-top="none" fo:border-bottom="0.05pt solid #000000"/>
    </style:style>
    <style:style style:name="PAIS.A4" style:family="table-cell">
      <style:table-cell-properties fo:padding="0.097cm" fo:border-left="0.05pt solid #000000" fo:border-right="none" fo:border-top="none" fo:border-bottom="0.05pt solid #000000"/>
    </style:style>
    <style:style style:name="PAIS.B4" style:family="table-cell">
      <style:table-cell-properties fo:padding="0.097cm" fo:border-left="0.05pt solid #000000" fo:border-right="0.05pt solid #000000" fo:border-top="none" fo:border-bottom="0.05pt solid #000000"/>
    </style:style>
    <style:style style:name="PAIS.A5" style:family="table-cell">
      <style:table-cell-properties fo:padding="0.097cm" fo:border-left="0.05pt solid #000000" fo:border-right="none" fo:border-top="none" fo:border-bottom="0.05pt solid #000000"/>
    </style:style>
    <style:style style:name="PAIS.B5" style:family="table-cell">
      <style:table-cell-properties fo:padding="0.097cm" fo:border-left="0.05pt solid #000000" fo:border-right="0.05pt solid #000000" fo:border-top="none" fo:border-bottom="0.05pt solid #000000"/>
    </style:style>
    <style:style style:name="PAIS.A6" style:family="table-cell">
      <style:table-cell-properties fo:padding="0.097cm" fo:border-left="0.05pt solid #000000" fo:border-right="none" fo:border-top="none" fo:border-bottom="0.05pt solid #000000"/>
    </style:style>
    <style:style style:name="PAIS.B6" style:family="table-cell">
      <style:table-cell-properties fo:padding="0.097cm" fo:border-left="0.05pt solid #000000" fo:border-right="0.05pt solid #000000" fo:border-top="none" fo:border-bottom="0.05pt solid #000000"/>
    </style:style>
    <style:style style:name="PAIS.A7" style:family="table-cell">
      <style:table-cell-properties fo:padding="0.097cm" fo:border-left="0.05pt solid #000000" fo:border-right="none" fo:border-top="none" fo:border-bottom="0.05pt solid #000000"/>
    </style:style>
    <style:style style:name="PAIS.B7" style:family="table-cell">
      <style:table-cell-properties fo:padding="0.097cm" fo:border-left="0.05pt solid #000000" fo:border-right="0.05pt solid #000000" fo:border-top="none" fo:border-bottom="0.05pt solid #000000"/>
    </style:style>
    <style:style style:name="PAIS.A8" style:family="table-cell">
      <style:table-cell-properties fo:padding="0.097cm" fo:border-left="0.05pt solid #000000" fo:border-right="none" fo:border-top="none" fo:border-bottom="0.05pt solid #000000"/>
    </style:style>
    <style:style style:name="PAIS.B8" style:family="table-cell">
      <style:table-cell-properties fo:padding="0.097cm" fo:border-left="0.05pt solid #000000" fo:border-right="0.05pt solid #000000" fo:border-top="none" fo:border-bottom="0.05pt solid #000000"/>
    </style:style>
    <style:style style:name="PAIS.A9" style:family="table-cell">
      <style:table-cell-properties fo:padding="0.097cm" fo:border-left="0.05pt solid #000000" fo:border-right="none" fo:border-top="none" fo:border-bottom="0.05pt solid #000000"/>
    </style:style>
    <style:style style:name="PAIS.B9" style:family="table-cell">
      <style:table-cell-properties fo:padding="0.097cm" fo:border-left="0.05pt solid #000000" fo:border-right="0.05pt solid #000000" fo:border-top="none" fo:border-bottom="0.05pt solid #000000"/>
    </style:style>
    <style:style style:name="PAIS.A10" style:family="table-cell">
      <style:table-cell-properties fo:padding="0.097cm" fo:border-left="0.05pt solid #000000" fo:border-right="none" fo:border-top="none" fo:border-bottom="0.05pt solid #000000"/>
    </style:style>
    <style:style style:name="PAIS.B10" style:family="table-cell">
      <style:table-cell-properties fo:padding="0.097cm" fo:border-left="0.05pt solid #000000" fo:border-right="0.05pt solid #000000" fo:border-top="none" fo:border-bottom="0.05pt solid #000000"/>
    </style:style>
    <style:style style:name="PAIS.A11" style:family="table-cell">
      <style:table-cell-properties fo:padding="0.097cm" fo:border-left="0.05pt solid #000000" fo:border-right="none" fo:border-top="none" fo:border-bottom="0.05pt solid #000000"/>
    </style:style>
    <style:style style:name="PAIS.B11" style:family="table-cell">
      <style:table-cell-properties fo:padding="0.097cm" fo:border-left="0.05pt solid #000000" fo:border-right="0.05pt solid #000000" fo:border-top="none" fo:border-bottom="0.05pt solid #000000"/>
    </style:style>
    <style:style style:name="PAIS.A12" style:family="table-cell">
      <style:table-cell-properties fo:padding="0.097cm" fo:border-left="0.05pt solid #000000" fo:border-right="none" fo:border-top="none" fo:border-bottom="0.05pt solid #000000"/>
    </style:style>
    <style:style style:name="PAIS.B12" style:family="table-cell">
      <style:table-cell-properties fo:padding="0.097cm" fo:border-left="0.05pt solid #000000" fo:border-right="0.05pt solid #000000" fo:border-top="none" fo:border-bottom="0.05pt solid #000000"/>
    </style:style>
    <style:style style:name="TIPOLOGOPERACAO" style:family="table">
      <style:table-properties style:width="8.602cm" table:align="left"/>
    </style:style>
    <style:style style:name="TIPOLOGOPERACAO.A" style:family="table-column">
      <style:table-column-properties style:column-width="1.803cm"/>
    </style:style>
    <style:style style:name="TIPOLOGOPERACAO.B" style:family="table-column">
      <style:table-column-properties style:column-width="6.8cm"/>
    </style:style>
    <style:style style:name="TIPOLOGOPERACAO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IPOLOGOPERACAO.B1" style:family="table-cell">
      <style:table-cell-properties fo:background-color="#cccccc" fo:padding="0.097cm" fo:border="0.05pt solid #000000">
        <style:background-image/>
      </style:table-cell-properties>
    </style:style>
    <style:style style:name="TIPOLOGOPERACAO.A2" style:family="table-cell">
      <style:table-cell-properties fo:padding="0.097cm" fo:border-left="0.05pt solid #000000" fo:border-right="none" fo:border-top="none" fo:border-bottom="0.05pt solid #000000"/>
    </style:style>
    <style:style style:name="TIPOLOGOPERACAO.B2" style:family="table-cell">
      <style:table-cell-properties fo:padding="0.097cm" fo:border-left="0.05pt solid #000000" fo:border-right="0.05pt solid #000000" fo:border-top="none" fo:border-bottom="0.05pt solid #000000"/>
    </style:style>
    <style:style style:name="TIPOLOGOPERACAO.A3" style:family="table-cell">
      <style:table-cell-properties fo:padding="0.097cm" fo:border-left="0.05pt solid #000000" fo:border-right="none" fo:border-top="none" fo:border-bottom="0.05pt solid #000000"/>
    </style:style>
    <style:style style:name="TIPOLOGOPERACAO.B3" style:family="table-cell">
      <style:table-cell-properties fo:padding="0.097cm" fo:border-left="0.05pt solid #000000" fo:border-right="0.05pt solid #000000" fo:border-top="none" fo:border-bottom="0.05pt solid #000000"/>
    </style:style>
    <style:style style:name="TIPOLOGOPERACAO.A4" style:family="table-cell">
      <style:table-cell-properties fo:padding="0.097cm" fo:border-left="0.05pt solid #000000" fo:border-right="none" fo:border-top="none" fo:border-bottom="0.05pt solid #000000"/>
    </style:style>
    <style:style style:name="TIPOLOGOPERACAO.B4" style:family="table-cell">
      <style:table-cell-properties fo:padding="0.097cm" fo:border-left="0.05pt solid #000000" fo:border-right="0.05pt solid #000000" fo:border-top="none" fo:border-bottom="0.05pt solid #000000"/>
    </style:style>
    <style:style style:name="TIPOLOGOPERACAO.A5" style:family="table-cell">
      <style:table-cell-properties fo:padding="0.097cm" fo:border-left="0.05pt solid #000000" fo:border-right="none" fo:border-top="none" fo:border-bottom="0.05pt solid #000000"/>
    </style:style>
    <style:style style:name="TIPOLOGOPERACAO.B5" style:family="table-cell">
      <style:table-cell-properties fo:padding="0.097cm" fo:border-left="0.05pt solid #000000" fo:border-right="0.05pt solid #000000" fo:border-top="none" fo:border-bottom="0.05pt solid #000000"/>
    </style:style>
    <style:style style:name="TIPOLOGOPERACAO.A6" style:family="table-cell">
      <style:table-cell-properties fo:padding="0.097cm" fo:border-left="0.05pt solid #000000" fo:border-right="none" fo:border-top="none" fo:border-bottom="0.05pt solid #000000"/>
    </style:style>
    <style:style style:name="TIPOLOGOPERACAO.B6" style:family="table-cell">
      <style:table-cell-properties fo:padding="0.097cm" fo:border-left="0.05pt solid #000000" fo:border-right="0.05pt solid #000000" fo:border-top="none" fo:border-bottom="0.05pt solid #000000"/>
    </style:style>
    <style:style style:name="motivoLaudo" style:family="table">
      <style:table-properties style:width="8.602cm" table:align="left"/>
    </style:style>
    <style:style style:name="motivoLaudo.A" style:family="table-column">
      <style:table-column-properties style:column-width="1.803cm"/>
    </style:style>
    <style:style style:name="motivoLaudo.B" style:family="table-column">
      <style:table-column-properties style:column-width="6.8cm"/>
    </style:style>
    <style:style style:name="motivoLaudo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motivoLaudo.B1" style:family="table-cell">
      <style:table-cell-properties fo:background-color="#cccccc" fo:padding="0.097cm" fo:border="0.05pt solid #000000">
        <style:background-image/>
      </style:table-cell-properties>
    </style:style>
    <style:style style:name="motivoLaudo.A2" style:family="table-cell">
      <style:table-cell-properties fo:padding="0.097cm" fo:border-left="0.05pt solid #000000" fo:border-right="none" fo:border-top="none" fo:border-bottom="0.05pt solid #000000"/>
    </style:style>
    <style:style style:name="motivoLaudo.B2" style:family="table-cell">
      <style:table-cell-properties fo:padding="0.097cm" fo:border-left="0.05pt solid #000000" fo:border-right="0.05pt solid #000000" fo:border-top="none" fo:border-bottom="0.05pt solid #000000"/>
    </style:style>
    <style:style style:name="motivoLaudo.A3" style:family="table-cell">
      <style:table-cell-properties fo:padding="0.097cm" fo:border-left="0.05pt solid #000000" fo:border-right="none" fo:border-top="none" fo:border-bottom="0.05pt solid #000000"/>
    </style:style>
    <style:style style:name="motivoLaudo.B3" style:family="table-cell">
      <style:table-cell-properties fo:padding="0.097cm" fo:border-left="0.05pt solid #000000" fo:border-right="0.05pt solid #000000" fo:border-top="none" fo:border-bottom="0.05pt solid #000000"/>
    </style:style>
    <style:style style:name="motivoLaudo.A4" style:family="table-cell">
      <style:table-cell-properties fo:padding="0.097cm" fo:border-left="0.05pt solid #000000" fo:border-right="none" fo:border-top="none" fo:border-bottom="0.05pt solid #000000"/>
    </style:style>
    <style:style style:name="motivoLaudo.B4" style:family="table-cell">
      <style:table-cell-properties fo:padding="0.097cm" fo:border-left="0.05pt solid #000000" fo:border-right="0.05pt solid #000000" fo:border-top="none" fo:border-bottom="0.05pt solid #000000"/>
    </style:style>
    <style:style style:name="motivoLaudo.A5" style:family="table-cell">
      <style:table-cell-properties fo:padding="0.097cm" fo:border-left="0.05pt solid #000000" fo:border-right="none" fo:border-top="none" fo:border-bottom="0.05pt solid #000000"/>
    </style:style>
    <style:style style:name="motivoLaudo.B5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" style:family="table">
      <style:table-properties style:width="8.602cm" table:align="left"/>
    </style:style>
    <style:style style:name="tipoFiscalizacao.A" style:family="table-column">
      <style:table-column-properties style:column-width="1.803cm"/>
    </style:style>
    <style:style style:name="tipoFiscalizacao.B" style:family="table-column">
      <style:table-column-properties style:column-width="6.8cm"/>
    </style:style>
    <style:style style:name="tipoFiscalizacao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ipoFiscalizacao.B1" style:family="table-cell">
      <style:table-cell-properties fo:background-color="#cccccc" fo:padding="0.097cm" fo:border="0.05pt solid #000000">
        <style:background-image/>
      </style:table-cell-properties>
    </style:style>
    <style:style style:name="tipoFiscalizacao.A2" style:family="table-cell">
      <style:table-cell-properties fo:padding="0.097cm" fo:border-left="0.05pt solid #000000" fo:border-right="none" fo:border-top="none" fo:border-bottom="0.05pt solid #000000"/>
    </style:style>
    <style:style style:name="tipoFiscalizacao.B2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3" style:family="table-cell">
      <style:table-cell-properties fo:padding="0.097cm" fo:border-left="0.05pt solid #000000" fo:border-right="none" fo:border-top="none" fo:border-bottom="0.05pt solid #000000"/>
    </style:style>
    <style:style style:name="tipoFiscalizacao.B3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4" style:family="table-cell">
      <style:table-cell-properties fo:padding="0.097cm" fo:border-left="0.05pt solid #000000" fo:border-right="none" fo:border-top="none" fo:border-bottom="0.05pt solid #000000"/>
    </style:style>
    <style:style style:name="tipoFiscalizacao.B4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5" style:family="table-cell">
      <style:table-cell-properties fo:padding="0.097cm" fo:border-left="0.05pt solid #000000" fo:border-right="none" fo:border-top="none" fo:border-bottom="0.05pt solid #000000"/>
    </style:style>
    <style:style style:name="tipoFiscalizacao.B5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6" style:family="table-cell">
      <style:table-cell-properties fo:padding="0.097cm" fo:border-left="0.05pt solid #000000" fo:border-right="none" fo:border-top="none" fo:border-bottom="0.05pt solid #000000"/>
    </style:style>
    <style:style style:name="tipoFiscalizacao.B6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7" style:family="table-cell">
      <style:table-cell-properties fo:padding="0.097cm" fo:border-left="0.05pt solid #000000" fo:border-right="none" fo:border-top="none" fo:border-bottom="0.05pt solid #000000"/>
    </style:style>
    <style:style style:name="tipoFiscalizacao.B7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8" style:family="table-cell">
      <style:table-cell-properties fo:padding="0.097cm" fo:border-left="0.05pt solid #000000" fo:border-right="none" fo:border-top="none" fo:border-bottom="0.05pt solid #000000"/>
    </style:style>
    <style:style style:name="tipoFiscalizacao.B8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9" style:family="table-cell">
      <style:table-cell-properties fo:padding="0.097cm" fo:border-left="0.05pt solid #000000" fo:border-right="none" fo:border-top="none" fo:border-bottom="0.05pt solid #000000"/>
    </style:style>
    <style:style style:name="tipoFiscalizacao.B9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10" style:family="table-cell">
      <style:table-cell-properties fo:padding="0.097cm" fo:border-left="0.05pt solid #000000" fo:border-right="none" fo:border-top="none" fo:border-bottom="0.05pt solid #000000"/>
    </style:style>
    <style:style style:name="tipoFiscalizacao.B10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11" style:family="table-cell">
      <style:table-cell-properties fo:padding="0.097cm" fo:border-left="0.05pt solid #000000" fo:border-right="none" fo:border-top="none" fo:border-bottom="0.05pt solid #000000"/>
    </style:style>
    <style:style style:name="tipoFiscalizacao.B11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12" style:family="table-cell">
      <style:table-cell-properties fo:padding="0.097cm" fo:border-left="0.05pt solid #000000" fo:border-right="none" fo:border-top="none" fo:border-bottom="0.05pt solid #000000"/>
    </style:style>
    <style:style style:name="tipoFiscalizacao.B12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13" style:family="table-cell">
      <style:table-cell-properties fo:padding="0.097cm" fo:border-left="0.05pt solid #000000" fo:border-right="none" fo:border-top="none" fo:border-bottom="0.05pt solid #000000"/>
    </style:style>
    <style:style style:name="tipoFiscalizacao.B13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14" style:family="table-cell">
      <style:table-cell-properties fo:padding="0.097cm" fo:border-left="0.05pt solid #000000" fo:border-right="none" fo:border-top="none" fo:border-bottom="0.05pt solid #000000"/>
    </style:style>
    <style:style style:name="tipoFiscalizacao.B14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15" style:family="table-cell">
      <style:table-cell-properties fo:padding="0.097cm" fo:border-left="0.05pt solid #000000" fo:border-right="none" fo:border-top="none" fo:border-bottom="0.05pt solid #000000"/>
    </style:style>
    <style:style style:name="tipoFiscalizacao.B15" style:family="table-cell">
      <style:table-cell-properties fo:padding="0.097cm" fo:border-left="0.05pt solid #000000" fo:border-right="0.05pt solid #000000" fo:border-top="none" fo:border-bottom="0.05pt solid #000000"/>
    </style:style>
    <style:style style:name="statusLocal" style:family="table">
      <style:table-properties style:width="8.602cm" table:align="left"/>
    </style:style>
    <style:style style:name="statusLocal.A" style:family="table-column">
      <style:table-column-properties style:column-width="1.803cm"/>
    </style:style>
    <style:style style:name="statusLocal.B" style:family="table-column">
      <style:table-column-properties style:column-width="6.8cm"/>
    </style:style>
    <style:style style:name="statusLocal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statusLocal.B1" style:family="table-cell">
      <style:table-cell-properties fo:background-color="#cccccc" fo:padding="0.097cm" fo:border="0.05pt solid #000000">
        <style:background-image/>
      </style:table-cell-properties>
    </style:style>
    <style:style style:name="statusLocal.A2" style:family="table-cell">
      <style:table-cell-properties fo:padding="0.097cm" fo:border-left="0.05pt solid #000000" fo:border-right="none" fo:border-top="none" fo:border-bottom="0.05pt solid #000000"/>
    </style:style>
    <style:style style:name="statusLocal.B2" style:family="table-cell">
      <style:table-cell-properties fo:padding="0.097cm" fo:border-left="0.05pt solid #000000" fo:border-right="0.05pt solid #000000" fo:border-top="none" fo:border-bottom="0.05pt solid #000000"/>
    </style:style>
    <style:style style:name="statusLocal.A3" style:family="table-cell">
      <style:table-cell-properties fo:padding="0.097cm" fo:border-left="0.05pt solid #000000" fo:border-right="none" fo:border-top="none" fo:border-bottom="0.05pt solid #000000"/>
    </style:style>
    <style:style style:name="statusLocal.B3" style:family="table-cell">
      <style:table-cell-properties fo:padding="0.097cm" fo:border-left="0.05pt solid #000000" fo:border-right="0.05pt solid #000000" fo:border-top="none" fo:border-bottom="0.05pt solid #000000"/>
    </style:style>
    <style:style style:name="statusLocal.A4" style:family="table-cell">
      <style:table-cell-properties fo:padding="0.097cm" fo:border-left="0.05pt solid #000000" fo:border-right="none" fo:border-top="none" fo:border-bottom="0.05pt solid #000000"/>
    </style:style>
    <style:style style:name="statusLocal.B4" style:family="table-cell">
      <style:table-cell-properties fo:padding="0.097cm" fo:border-left="0.05pt solid #000000" fo:border-right="0.05pt solid #000000" fo:border-top="none" fo:border-bottom="0.05pt solid #000000"/>
    </style:style>
    <style:style style:name="statusLocal.A5" style:family="table-cell">
      <style:table-cell-properties fo:padding="0.097cm" fo:border-left="0.05pt solid #000000" fo:border-right="none" fo:border-top="none" fo:border-bottom="0.05pt solid #000000"/>
    </style:style>
    <style:style style:name="statusLocal.B5" style:family="table-cell">
      <style:table-cell-properties fo:padding="0.097cm" fo:border-left="0.05pt solid #000000" fo:border-right="0.05pt solid #000000" fo:border-top="none" fo:border-bottom="0.05pt solid #000000"/>
    </style:style>
    <style:style style:name="statusLocal.A6" style:family="table-cell">
      <style:table-cell-properties fo:padding="0.097cm" fo:border-left="0.05pt solid #000000" fo:border-right="none" fo:border-top="none" fo:border-bottom="0.05pt solid #000000"/>
    </style:style>
    <style:style style:name="statusLocal.B6" style:family="table-cell">
      <style:table-cell-properties fo:padding="0.097cm" fo:border-left="0.05pt solid #000000" fo:border-right="0.05pt solid #000000" fo:border-top="none" fo:border-bottom="0.05pt solid #000000"/>
    </style:style>
    <style:style style:name="statusLocal.A7" style:family="table-cell">
      <style:table-cell-properties fo:padding="0.097cm" fo:border-left="0.05pt solid #000000" fo:border-right="none" fo:border-top="none" fo:border-bottom="0.05pt solid #000000"/>
    </style:style>
    <style:style style:name="statusLocal.B7" style:family="table-cell">
      <style:table-cell-properties fo:padding="0.097cm" fo:border-left="0.05pt solid #000000" fo:border-right="0.05pt solid #000000" fo:border-top="none" fo:border-bottom="0.05pt solid #000000"/>
    </style:style>
    <style:style style:name="statusLocal.A8" style:family="table-cell">
      <style:table-cell-properties fo:padding="0.097cm" fo:border-left="0.05pt solid #000000" fo:border-right="none" fo:border-top="none" fo:border-bottom="0.05pt solid #000000"/>
    </style:style>
    <style:style style:name="statusLocal.B8" style:family="table-cell">
      <style:table-cell-properties fo:padding="0.097cm" fo:border-left="0.05pt solid #000000" fo:border-right="0.05pt solid #000000" fo:border-top="none" fo:border-bottom="0.05pt solid #000000"/>
    </style:style>
    <style:style style:name="statusLocal.A9" style:family="table-cell">
      <style:table-cell-properties fo:padding="0.097cm" fo:border-left="0.05pt solid #000000" fo:border-right="none" fo:border-top="none" fo:border-bottom="0.05pt solid #000000"/>
    </style:style>
    <style:style style:name="statusLocal.B9" style:family="table-cell">
      <style:table-cell-properties fo:padding="0.097cm" fo:border-left="0.05pt solid #000000" fo:border-right="0.05pt solid #000000" fo:border-top="none" fo:border-bottom="0.05pt solid #000000"/>
    </style:style>
    <style:style style:name="AREA" style:family="table">
      <style:table-properties style:width="8.602cm" table:align="left"/>
    </style:style>
    <style:style style:name="AREA.A" style:family="table-column">
      <style:table-column-properties style:column-width="2.194cm"/>
    </style:style>
    <style:style style:name="AREA.B" style:family="table-column">
      <style:table-column-properties style:column-width="6.408cm"/>
    </style:style>
    <style:style style:name="AREA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REA.B1" style:family="table-cell">
      <style:table-cell-properties fo:background-color="#dddddd" fo:padding="0.097cm" fo:border="0.05pt solid #000000">
        <style:background-image/>
      </style:table-cell-properties>
    </style:style>
    <style:style style:name="AREA.A2" style:family="table-cell">
      <style:table-cell-properties fo:padding="0.097cm" fo:border-left="0.05pt solid #000000" fo:border-right="none" fo:border-top="none" fo:border-bottom="0.05pt solid #000000"/>
    </style:style>
    <style:style style:name="AREA.B2" style:family="table-cell">
      <style:table-cell-properties fo:padding="0.097cm" fo:border-left="0.05pt solid #000000" fo:border-right="0.05pt solid #000000" fo:border-top="none" fo:border-bottom="0.05pt solid #000000"/>
    </style:style>
    <style:style style:name="TIPOIMAGEM" style:family="table">
      <style:table-properties style:width="8.602cm" table:align="left"/>
    </style:style>
    <style:style style:name="TIPOIMAGEM.A" style:family="table-column">
      <style:table-column-properties style:column-width="1.803cm"/>
    </style:style>
    <style:style style:name="TIPOIMAGEM.B" style:family="table-column">
      <style:table-column-properties style:column-width="6.8cm"/>
    </style:style>
    <style:style style:name="TIPOIMAGEM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IPOIMAGEM.B1" style:family="table-cell">
      <style:table-cell-properties fo:background-color="#dddddd" fo:padding="0.097cm" fo:border="0.05pt solid #000000">
        <style:background-image/>
      </style:table-cell-properties>
    </style:style>
    <style:style style:name="TIPOIMAGEM.A2" style:family="table-cell">
      <style:table-cell-properties fo:padding="0.097cm" fo:border-left="0.05pt solid #000000" fo:border-right="none" fo:border-top="none" fo:border-bottom="0.05pt solid #000000"/>
    </style:style>
    <style:style style:name="TIPOIMAGEM.B2" style:family="table-cell">
      <style:table-cell-properties fo:padding="0.097cm" fo:border-left="0.05pt solid #000000" fo:border-right="0.05pt solid #000000" fo:border-top="none" fo:border-bottom="0.05pt solid #000000"/>
    </style:style>
    <style:style style:name="TIPOIMAGEM.A3" style:family="table-cell">
      <style:table-cell-properties fo:padding="0.097cm" fo:border-left="0.05pt solid #000000" fo:border-right="none" fo:border-top="none" fo:border-bottom="0.05pt solid #000000"/>
    </style:style>
    <style:style style:name="TIPOIMAGEM.B3" style:family="table-cell">
      <style:table-cell-properties fo:padding="0.097cm" fo:border-left="0.05pt solid #000000" fo:border-right="0.05pt solid #000000" fo:border-top="none" fo:border-bottom="0.05pt solid #000000"/>
    </style:style>
    <style:style style:name="TIPOIMAGEM.A4" style:family="table-cell">
      <style:table-cell-properties fo:padding="0.097cm" fo:border-left="0.05pt solid #000000" fo:border-right="none" fo:border-top="none" fo:border-bottom="0.05pt solid #000000"/>
    </style:style>
    <style:style style:name="TIPOIMAGEM.B4" style:family="table-cell">
      <style:table-cell-properties fo:padding="0.097cm" fo:border-left="0.05pt solid #000000" fo:border-right="0.05pt solid #000000" fo:border-top="none" fo:border-bottom="0.05pt solid #000000"/>
    </style:style>
    <style:style style:name="TIPOIMAGEM.A5" style:family="table-cell">
      <style:table-cell-properties fo:padding="0.097cm" fo:border-left="0.05pt solid #000000" fo:border-right="none" fo:border-top="none" fo:border-bottom="0.05pt solid #000000"/>
    </style:style>
    <style:style style:name="TIPOIMAGEM.B5" style:family="table-cell">
      <style:table-cell-properties fo:padding="0.097cm" fo:border-left="0.05pt solid #000000" fo:border-right="0.05pt solid #000000" fo:border-top="none" fo:border-bottom="0.05pt solid #000000"/>
    </style:style>
    <style:style style:name="TIPOIMAGEM.A6" style:family="table-cell">
      <style:table-cell-properties fo:padding="0.097cm" fo:border-left="0.05pt solid #000000" fo:border-right="none" fo:border-top="none" fo:border-bottom="0.05pt solid #000000"/>
    </style:style>
    <style:style style:name="TIPOIMAGEM.B6" style:family="table-cell">
      <style:table-cell-properties fo:padding="0.097cm" fo:border-left="0.05pt solid #000000" fo:border-right="0.05pt solid #000000" fo:border-top="none" fo:border-bottom="0.05pt solid #000000"/>
    </style:style>
    <style:style style:name="TIPOIMAGEM.A7" style:family="table-cell">
      <style:table-cell-properties fo:padding="0.097cm" fo:border-left="0.05pt solid #000000" fo:border-right="none" fo:border-top="none" fo:border-bottom="0.05pt solid #000000"/>
    </style:style>
    <style:style style:name="TIPOIMAGEM.B7" style:family="table-cell">
      <style:table-cell-properties fo:padding="0.097cm" fo:border-left="0.05pt solid #000000" fo:border-right="0.05pt solid #000000" fo:border-top="none" fo:border-bottom="0.05pt solid #000000"/>
    </style:style>
    <style:style style:name="porteVeiculo" style:family="table">
      <style:table-properties style:width="8.602cm" table:align="left"/>
    </style:style>
    <style:style style:name="porteVeiculo.A" style:family="table-column">
      <style:table-column-properties style:column-width="1.803cm"/>
    </style:style>
    <style:style style:name="porteVeiculo.B" style:family="table-column">
      <style:table-column-properties style:column-width="6.8cm"/>
    </style:style>
    <style:style style:name="porteVeiculo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orteVeiculo.B1" style:family="table-cell">
      <style:table-cell-properties fo:background-color="#dddddd" fo:padding="0.097cm" fo:border="0.05pt solid #000000">
        <style:background-image/>
      </style:table-cell-properties>
    </style:style>
    <style:style style:name="porteVeiculo.A2" style:family="table-cell">
      <style:table-cell-properties fo:padding="0.097cm" fo:border-left="0.05pt solid #000000" fo:border-right="none" fo:border-top="none" fo:border-bottom="0.05pt solid #000000"/>
    </style:style>
    <style:style style:name="porteVeiculo.B2" style:family="table-cell">
      <style:table-cell-properties fo:padding="0.097cm" fo:border-left="0.05pt solid #000000" fo:border-right="0.05pt solid #000000" fo:border-top="none" fo:border-bottom="0.05pt solid #000000"/>
    </style:style>
    <style:style style:name="porteVeiculo.A3" style:family="table-cell">
      <style:table-cell-properties fo:padding="0.097cm" fo:border-left="0.05pt solid #000000" fo:border-right="none" fo:border-top="none" fo:border-bottom="0.05pt solid #000000"/>
    </style:style>
    <style:style style:name="porteVeiculo.B3" style:family="table-cell">
      <style:table-cell-properties fo:padding="0.097cm" fo:border-left="0.05pt solid #000000" fo:border-right="0.05pt solid #000000" fo:border-top="none" fo:border-bottom="0.05pt solid #000000"/>
    </style:style>
    <style:style style:name="grupoAutuador" style:family="table">
      <style:table-properties style:width="17.912cm" table:align="margins"/>
    </style:style>
    <style:style style:name="grupoAutuador.A" style:family="table-column">
      <style:table-column-properties style:column-width="1.803cm" style:rel-column-width="6595*"/>
    </style:style>
    <style:style style:name="grupoAutuador.B" style:family="table-column">
      <style:table-column-properties style:column-width="3.597cm" style:rel-column-width="13158*"/>
    </style:style>
    <style:style style:name="grupoAutuador.C" style:family="table-column">
      <style:table-column-properties style:column-width="12.513cm" style:rel-column-width="45782*"/>
    </style:style>
    <style:style style:name="grupoAutuador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grupoAutuador.C1" style:family="table-cell">
      <style:table-cell-properties fo:background-color="#dddddd" fo:padding="0.097cm" fo:border="0.05pt solid #000000">
        <style:background-image/>
      </style:table-cell-properties>
    </style:style>
    <style:style style:name="grupoAutuador.A2" style:family="table-cell">
      <style:table-cell-properties fo:padding="0.097cm" fo:border-left="0.05pt solid #000000" fo:border-right="none" fo:border-top="none" fo:border-bottom="0.05pt solid #000000"/>
    </style:style>
    <style:style style:name="grupoAutuador.B2" style:family="table-cell">
      <style:table-cell-properties fo:padding="0.097cm" fo:border-left="0.05pt solid #000000" fo:border-right="none" fo:border-top="none" fo:border-bottom="0.05pt solid #000000"/>
    </style:style>
    <style:style style:name="grupoAutuador.C2" style:family="table-cell">
      <style:table-cell-properties fo:padding="0.097cm" fo:border-left="0.05pt solid #000000" fo:border-right="0.05pt solid #000000" fo:border-top="none" fo:border-bottom="0.05pt solid #000000"/>
    </style:style>
    <style:style style:name="grupoAutuador.A3" style:family="table-cell">
      <style:table-cell-properties fo:padding="0.097cm" fo:border-left="0.05pt solid #000000" fo:border-right="none" fo:border-top="none" fo:border-bottom="0.05pt solid #000000"/>
    </style:style>
    <style:style style:name="grupoAutuador.B3" style:family="table-cell">
      <style:table-cell-properties fo:padding="0.097cm" fo:border-left="0.05pt solid #000000" fo:border-right="none" fo:border-top="none" fo:border-bottom="0.05pt solid #000000"/>
    </style:style>
    <style:style style:name="grupoAutuador.C3" style:family="table-cell">
      <style:table-cell-properties fo:padding="0.097cm" fo:border-left="0.05pt solid #000000" fo:border-right="0.05pt solid #000000" fo:border-top="none" fo:border-bottom="0.05pt solid #000000"/>
    </style:style>
    <style:style style:name="grupoAutuador.A4" style:family="table-cell">
      <style:table-cell-properties fo:padding="0.097cm" fo:border-left="0.05pt solid #000000" fo:border-right="none" fo:border-top="none" fo:border-bottom="0.05pt solid #000000"/>
    </style:style>
    <style:style style:name="grupoAutuador.B4" style:family="table-cell">
      <style:table-cell-properties fo:padding="0.097cm" fo:border-left="0.05pt solid #000000" fo:border-right="none" fo:border-top="none" fo:border-bottom="0.05pt solid #000000"/>
    </style:style>
    <style:style style:name="grupoAutuador.C4" style:family="table-cell">
      <style:table-cell-properties fo:padding="0.097cm" fo:border-left="0.05pt solid #000000" fo:border-right="0.05pt solid #000000" fo:border-top="none" fo:border-bottom="0.05pt solid #000000"/>
    </style:style>
    <style:style style:name="grupoAutuador.A5" style:family="table-cell">
      <style:table-cell-properties fo:padding="0.097cm" fo:border-left="0.05pt solid #000000" fo:border-right="none" fo:border-top="none" fo:border-bottom="0.05pt solid #000000"/>
    </style:style>
    <style:style style:name="grupoAutuador.B5" style:family="table-cell">
      <style:table-cell-properties fo:padding="0.097cm" fo:border-left="0.05pt solid #000000" fo:border-right="none" fo:border-top="none" fo:border-bottom="0.05pt solid #000000"/>
    </style:style>
    <style:style style:name="grupoAutuador.C5" style:family="table-cell">
      <style:table-cell-properties fo:padding="0.097cm" fo:border-left="0.05pt solid #000000" fo:border-right="0.05pt solid #000000" fo:border-top="none" fo:border-bottom="0.05pt solid #000000"/>
    </style:style>
    <style:style style:name="grupoAutuador.A6" style:family="table-cell">
      <style:table-cell-properties fo:padding="0.097cm" fo:border-left="0.05pt solid #000000" fo:border-right="none" fo:border-top="none" fo:border-bottom="0.05pt solid #000000"/>
    </style:style>
    <style:style style:name="grupoAutuador.B6" style:family="table-cell">
      <style:table-cell-properties fo:padding="0.097cm" fo:border-left="0.05pt solid #000000" fo:border-right="none" fo:border-top="none" fo:border-bottom="0.05pt solid #000000"/>
    </style:style>
    <style:style style:name="grupoAutuador.C6" style:family="table-cell">
      <style:table-cell-properties fo:padding="0.097cm" fo:border-left="0.05pt solid #000000" fo:border-right="0.05pt solid #000000" fo:border-top="none" fo:border-bottom="0.05pt solid #000000"/>
    </style:style>
    <style:style style:name="grupoAutuador.A7" style:family="table-cell">
      <style:table-cell-properties fo:padding="0.097cm" fo:border-left="0.05pt solid #000000" fo:border-right="none" fo:border-top="none" fo:border-bottom="0.05pt solid #000000"/>
    </style:style>
    <style:style style:name="grupoAutuador.B7" style:family="table-cell">
      <style:table-cell-properties fo:padding="0.097cm" fo:border-left="0.05pt solid #000000" fo:border-right="none" fo:border-top="none" fo:border-bottom="0.05pt solid #000000"/>
    </style:style>
    <style:style style:name="grupoAutuador.C7" style:family="table-cell">
      <style:table-cell-properties fo:padding="0.097cm" fo:border-left="0.05pt solid #000000" fo:border-right="0.05pt solid #000000" fo:border-top="none" fo:border-bottom="0.05pt solid #000000"/>
    </style:style>
    <style:style style:name="grupoAutuador.A8" style:family="table-cell">
      <style:table-cell-properties fo:padding="0.097cm" fo:border-left="0.05pt solid #000000" fo:border-right="none" fo:border-top="none" fo:border-bottom="0.05pt solid #000000"/>
    </style:style>
    <style:style style:name="grupoAutuador.B8" style:family="table-cell">
      <style:table-cell-properties fo:padding="0.097cm" fo:border-left="0.05pt solid #000000" fo:border-right="none" fo:border-top="none" fo:border-bottom="0.05pt solid #000000"/>
    </style:style>
    <style:style style:name="grupoAutuador.C8" style:family="table-cell">
      <style:table-cell-properties fo:padding="0.097cm" fo:border-left="0.05pt solid #000000" fo:border-right="0.05pt solid #000000" fo:border-top="none" fo:border-bottom="0.05pt solid #000000"/>
    </style:style>
    <style:style style:name="grupoAutuador.A9" style:family="table-cell">
      <style:table-cell-properties fo:padding="0.097cm" fo:border-left="0.05pt solid #000000" fo:border-right="none" fo:border-top="none" fo:border-bottom="0.05pt solid #000000"/>
    </style:style>
    <style:style style:name="grupoAutuador.B9" style:family="table-cell">
      <style:table-cell-properties fo:padding="0.097cm" fo:border-left="0.05pt solid #000000" fo:border-right="none" fo:border-top="none" fo:border-bottom="0.05pt solid #000000"/>
    </style:style>
    <style:style style:name="grupoAutuador.C9" style:family="table-cell">
      <style:table-cell-properties fo:padding="0.097cm" fo:border-left="0.05pt solid #000000" fo:border-right="0.05pt solid #000000" fo:border-top="none" fo:border-bottom="0.05pt solid #000000"/>
    </style:style>
    <style:style style:name="grupoAutuador.A10" style:family="table-cell">
      <style:table-cell-properties fo:padding="0.097cm" fo:border-left="0.05pt solid #000000" fo:border-right="none" fo:border-top="none" fo:border-bottom="0.05pt solid #000000"/>
    </style:style>
    <style:style style:name="grupoAutuador.B10" style:family="table-cell">
      <style:table-cell-properties fo:padding="0.097cm" fo:border-left="0.05pt solid #000000" fo:border-right="none" fo:border-top="none" fo:border-bottom="0.05pt solid #000000"/>
    </style:style>
    <style:style style:name="grupoAutuador.C10" style:family="table-cell">
      <style:table-cell-properties fo:padding="0.097cm" fo:border-left="0.05pt solid #000000" fo:border-right="0.05pt solid #000000" fo:border-top="none" fo:border-bottom="0.05pt solid #000000"/>
    </style:style>
    <style:style style:name="grupoAutuador.A11" style:family="table-cell">
      <style:table-cell-properties fo:padding="0.097cm" fo:border-left="0.05pt solid #000000" fo:border-right="none" fo:border-top="none" fo:border-bottom="0.05pt solid #000000"/>
    </style:style>
    <style:style style:name="grupoAutuador.B11" style:family="table-cell">
      <style:table-cell-properties fo:padding="0.097cm" fo:border-left="0.05pt solid #000000" fo:border-right="none" fo:border-top="none" fo:border-bottom="0.05pt solid #000000"/>
    </style:style>
    <style:style style:name="grupoAutuador.C11" style:family="table-cell">
      <style:table-cell-properties fo:padding="0.097cm" fo:border-left="0.05pt solid #000000" fo:border-right="0.05pt solid #000000" fo:border-top="none" fo:border-bottom="0.05pt solid #000000"/>
    </style:style>
    <style:style style:name="grupoAutuador.A12" style:family="table-cell">
      <style:table-cell-properties fo:padding="0.097cm" fo:border-left="0.05pt solid #000000" fo:border-right="none" fo:border-top="none" fo:border-bottom="0.05pt solid #000000"/>
    </style:style>
    <style:style style:name="grupoAutuador.B12" style:family="table-cell">
      <style:table-cell-properties fo:padding="0.097cm" fo:border-left="0.05pt solid #000000" fo:border-right="none" fo:border-top="none" fo:border-bottom="0.05pt solid #000000"/>
    </style:style>
    <style:style style:name="grupoAutuador.C12" style:family="table-cell">
      <style:table-cell-properties fo:padding="0.097cm" fo:border-left="0.05pt solid #000000" fo:border-right="0.05pt solid #000000" fo:border-top="none" fo:border-bottom="0.05pt solid #000000"/>
    </style:style>
    <style:style style:name="grupoAutuador.A13" style:family="table-cell">
      <style:table-cell-properties fo:padding="0.097cm" fo:border-left="0.05pt solid #000000" fo:border-right="none" fo:border-top="none" fo:border-bottom="0.05pt solid #000000"/>
    </style:style>
    <style:style style:name="grupoAutuador.B13" style:family="table-cell">
      <style:table-cell-properties fo:padding="0.097cm" fo:border-left="0.05pt solid #000000" fo:border-right="none" fo:border-top="none" fo:border-bottom="0.05pt solid #000000"/>
    </style:style>
    <style:style style:name="grupoAutuador.C13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" style:family="table">
      <style:table-properties style:width="17.912cm" table:align="margins"/>
    </style:style>
    <style:style style:name="situacaoLocal.A" style:family="table-column">
      <style:table-column-properties style:column-width="1.803cm" style:rel-column-width="6595*"/>
    </style:style>
    <style:style style:name="situacaoLocal.B" style:family="table-column">
      <style:table-column-properties style:column-width="11.901cm" style:rel-column-width="43541*"/>
    </style:style>
    <style:style style:name="situacaoLocal.C" style:family="table-column">
      <style:table-column-properties style:column-width="1.792cm" style:rel-column-width="6556*"/>
    </style:style>
    <style:style style:name="situacaoLocal.D" style:family="table-column">
      <style:table-column-properties style:column-width="2.417cm" style:rel-column-width="8843*"/>
    </style:style>
    <style:style style:name="situacaoLocal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situacaoLocal.D1" style:family="table-cell">
      <style:table-cell-properties fo:background-color="#dddddd" fo:padding="0.097cm" fo:border="0.05pt solid #000000">
        <style:background-image/>
      </style:table-cell-properties>
    </style:style>
    <style:style style:name="situacaoLocal.A2" style:family="table-cell">
      <style:table-cell-properties fo:padding="0.097cm" fo:border-left="0.05pt solid #000000" fo:border-right="none" fo:border-top="none" fo:border-bottom="0.05pt solid #000000"/>
    </style:style>
    <style:style style:name="situacaoLocal.B2" style:family="table-cell">
      <style:table-cell-properties fo:padding="0.097cm" fo:border-left="0.05pt solid #000000" fo:border-right="none" fo:border-top="none" fo:border-bottom="0.05pt solid #000000"/>
    </style:style>
    <style:style style:name="situacaoLocal.C2" style:family="table-cell">
      <style:table-cell-properties fo:padding="0.097cm" fo:border-left="0.05pt solid #000000" fo:border-right="none" fo:border-top="none" fo:border-bottom="0.05pt solid #000000"/>
    </style:style>
    <style:style style:name="situacaoLocal.D2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3" style:family="table-cell">
      <style:table-cell-properties fo:padding="0.097cm" fo:border-left="0.05pt solid #000000" fo:border-right="none" fo:border-top="none" fo:border-bottom="0.05pt solid #000000"/>
    </style:style>
    <style:style style:name="situacaoLocal.B3" style:family="table-cell">
      <style:table-cell-properties fo:padding="0.097cm" fo:border-left="0.05pt solid #000000" fo:border-right="none" fo:border-top="none" fo:border-bottom="0.05pt solid #000000"/>
    </style:style>
    <style:style style:name="situacaoLocal.C3" style:family="table-cell">
      <style:table-cell-properties fo:padding="0.097cm" fo:border-left="0.05pt solid #000000" fo:border-right="none" fo:border-top="none" fo:border-bottom="0.05pt solid #000000"/>
    </style:style>
    <style:style style:name="situacaoLocal.D3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4" style:family="table-cell">
      <style:table-cell-properties fo:padding="0.097cm" fo:border-left="0.05pt solid #000000" fo:border-right="none" fo:border-top="none" fo:border-bottom="0.05pt solid #000000"/>
    </style:style>
    <style:style style:name="situacaoLocal.B4" style:family="table-cell">
      <style:table-cell-properties fo:padding="0.097cm" fo:border-left="0.05pt solid #000000" fo:border-right="none" fo:border-top="none" fo:border-bottom="0.05pt solid #000000"/>
    </style:style>
    <style:style style:name="situacaoLocal.C4" style:family="table-cell">
      <style:table-cell-properties fo:padding="0.097cm" fo:border-left="0.05pt solid #000000" fo:border-right="none" fo:border-top="none" fo:border-bottom="0.05pt solid #000000"/>
    </style:style>
    <style:style style:name="situacaoLocal.D4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5" style:family="table-cell">
      <style:table-cell-properties fo:padding="0.097cm" fo:border-left="0.05pt solid #000000" fo:border-right="none" fo:border-top="none" fo:border-bottom="0.05pt solid #000000"/>
    </style:style>
    <style:style style:name="situacaoLocal.B5" style:family="table-cell">
      <style:table-cell-properties fo:padding="0.097cm" fo:border-left="0.05pt solid #000000" fo:border-right="none" fo:border-top="none" fo:border-bottom="0.05pt solid #000000"/>
    </style:style>
    <style:style style:name="situacaoLocal.C5" style:family="table-cell">
      <style:table-cell-properties fo:padding="0.097cm" fo:border-left="0.05pt solid #000000" fo:border-right="none" fo:border-top="none" fo:border-bottom="0.05pt solid #000000"/>
    </style:style>
    <style:style style:name="situacaoLocal.D5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6" style:family="table-cell">
      <style:table-cell-properties fo:padding="0.097cm" fo:border-left="0.05pt solid #000000" fo:border-right="none" fo:border-top="none" fo:border-bottom="0.05pt solid #000000"/>
    </style:style>
    <style:style style:name="situacaoLocal.B6" style:family="table-cell">
      <style:table-cell-properties fo:padding="0.097cm" fo:border-left="0.05pt solid #000000" fo:border-right="none" fo:border-top="none" fo:border-bottom="0.05pt solid #000000"/>
    </style:style>
    <style:style style:name="situacaoLocal.C6" style:family="table-cell">
      <style:table-cell-properties fo:padding="0.097cm" fo:border-left="0.05pt solid #000000" fo:border-right="none" fo:border-top="none" fo:border-bottom="0.05pt solid #000000"/>
    </style:style>
    <style:style style:name="situacaoLocal.D6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7" style:family="table-cell">
      <style:table-cell-properties fo:padding="0.097cm" fo:border-left="0.05pt solid #000000" fo:border-right="none" fo:border-top="none" fo:border-bottom="0.05pt solid #000000"/>
    </style:style>
    <style:style style:name="situacaoLocal.B7" style:family="table-cell">
      <style:table-cell-properties fo:padding="0.097cm" fo:border-left="0.05pt solid #000000" fo:border-right="none" fo:border-top="none" fo:border-bottom="0.05pt solid #000000"/>
    </style:style>
    <style:style style:name="situacaoLocal.C7" style:family="table-cell">
      <style:table-cell-properties fo:padding="0.097cm" fo:border-left="0.05pt solid #000000" fo:border-right="none" fo:border-top="none" fo:border-bottom="0.05pt solid #000000"/>
    </style:style>
    <style:style style:name="situacaoLocal.D7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8" style:family="table-cell">
      <style:table-cell-properties fo:padding="0.097cm" fo:border-left="0.05pt solid #000000" fo:border-right="none" fo:border-top="none" fo:border-bottom="0.05pt solid #000000"/>
    </style:style>
    <style:style style:name="situacaoLocal.B8" style:family="table-cell">
      <style:table-cell-properties fo:padding="0.097cm" fo:border-left="0.05pt solid #000000" fo:border-right="none" fo:border-top="none" fo:border-bottom="0.05pt solid #000000"/>
    </style:style>
    <style:style style:name="situacaoLocal.C8" style:family="table-cell">
      <style:table-cell-properties fo:padding="0.097cm" fo:border-left="0.05pt solid #000000" fo:border-right="none" fo:border-top="none" fo:border-bottom="0.05pt solid #000000"/>
    </style:style>
    <style:style style:name="situacaoLocal.D8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9" style:family="table-cell">
      <style:table-cell-properties fo:padding="0.097cm" fo:border-left="0.05pt solid #000000" fo:border-right="none" fo:border-top="none" fo:border-bottom="0.05pt solid #000000"/>
    </style:style>
    <style:style style:name="situacaoLocal.B9" style:family="table-cell">
      <style:table-cell-properties fo:padding="0.097cm" fo:border-left="0.05pt solid #000000" fo:border-right="none" fo:border-top="none" fo:border-bottom="0.05pt solid #000000"/>
    </style:style>
    <style:style style:name="situacaoLocal.C9" style:family="table-cell">
      <style:table-cell-properties fo:padding="0.097cm" fo:border-left="0.05pt solid #000000" fo:border-right="none" fo:border-top="none" fo:border-bottom="0.05pt solid #000000"/>
    </style:style>
    <style:style style:name="situacaoLocal.D9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10" style:family="table-cell">
      <style:table-cell-properties fo:padding="0.097cm" fo:border-left="0.05pt solid #000000" fo:border-right="none" fo:border-top="none" fo:border-bottom="0.05pt solid #000000"/>
    </style:style>
    <style:style style:name="situacaoLocal.B10" style:family="table-cell">
      <style:table-cell-properties fo:padding="0.097cm" fo:border-left="0.05pt solid #000000" fo:border-right="none" fo:border-top="none" fo:border-bottom="0.05pt solid #000000"/>
    </style:style>
    <style:style style:name="situacaoLocal.C10" style:family="table-cell">
      <style:table-cell-properties fo:padding="0.097cm" fo:border-left="0.05pt solid #000000" fo:border-right="none" fo:border-top="none" fo:border-bottom="0.05pt solid #000000"/>
    </style:style>
    <style:style style:name="situacaoLocal.D10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11" style:family="table-cell">
      <style:table-cell-properties fo:padding="0.097cm" fo:border-left="0.05pt solid #000000" fo:border-right="none" fo:border-top="none" fo:border-bottom="0.05pt solid #000000"/>
    </style:style>
    <style:style style:name="situacaoLocal.B11" style:family="table-cell">
      <style:table-cell-properties fo:padding="0.097cm" fo:border-left="0.05pt solid #000000" fo:border-right="none" fo:border-top="none" fo:border-bottom="0.05pt solid #000000"/>
    </style:style>
    <style:style style:name="situacaoLocal.C11" style:family="table-cell">
      <style:table-cell-properties fo:padding="0.097cm" fo:border-left="0.05pt solid #000000" fo:border-right="none" fo:border-top="none" fo:border-bottom="0.05pt solid #000000"/>
    </style:style>
    <style:style style:name="situacaoLocal.D11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12" style:family="table-cell">
      <style:table-cell-properties fo:padding="0.097cm" fo:border-left="0.05pt solid #000000" fo:border-right="none" fo:border-top="none" fo:border-bottom="0.05pt solid #000000"/>
    </style:style>
    <style:style style:name="situacaoLocal.B12" style:family="table-cell">
      <style:table-cell-properties fo:padding="0.097cm" fo:border-left="0.05pt solid #000000" fo:border-right="none" fo:border-top="none" fo:border-bottom="0.05pt solid #000000"/>
    </style:style>
    <style:style style:name="situacaoLocal.C12" style:family="table-cell">
      <style:table-cell-properties fo:padding="0.097cm" fo:border-left="0.05pt solid #000000" fo:border-right="none" fo:border-top="none" fo:border-bottom="0.05pt solid #000000"/>
    </style:style>
    <style:style style:name="situacaoLocal.D12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13" style:family="table-cell">
      <style:table-cell-properties fo:padding="0.097cm" fo:border-left="0.05pt solid #000000" fo:border-right="none" fo:border-top="none" fo:border-bottom="0.05pt solid #000000"/>
    </style:style>
    <style:style style:name="situacaoLocal.B13" style:family="table-cell">
      <style:table-cell-properties fo:padding="0.097cm" fo:border-left="0.05pt solid #000000" fo:border-right="none" fo:border-top="none" fo:border-bottom="0.05pt solid #000000"/>
    </style:style>
    <style:style style:name="situacaoLocal.C13" style:family="table-cell">
      <style:table-cell-properties fo:padding="0.097cm" fo:border-left="0.05pt solid #000000" fo:border-right="none" fo:border-top="none" fo:border-bottom="0.05pt solid #000000"/>
    </style:style>
    <style:style style:name="situacaoLocal.D13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14" style:family="table-cell">
      <style:table-cell-properties fo:padding="0.097cm" fo:border-left="0.05pt solid #000000" fo:border-right="none" fo:border-top="none" fo:border-bottom="0.05pt solid #000000"/>
    </style:style>
    <style:style style:name="situacaoLocal.B14" style:family="table-cell">
      <style:table-cell-properties fo:padding="0.097cm" fo:border-left="0.05pt solid #000000" fo:border-right="none" fo:border-top="none" fo:border-bottom="0.05pt solid #000000"/>
    </style:style>
    <style:style style:name="situacaoLocal.C14" style:family="table-cell">
      <style:table-cell-properties fo:padding="0.097cm" fo:border-left="0.05pt solid #000000" fo:border-right="none" fo:border-top="none" fo:border-bottom="0.05pt solid #000000"/>
    </style:style>
    <style:style style:name="situacaoLocal.D14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15" style:family="table-cell">
      <style:table-cell-properties fo:padding="0.097cm" fo:border-left="0.05pt solid #000000" fo:border-right="none" fo:border-top="none" fo:border-bottom="0.05pt solid #000000"/>
    </style:style>
    <style:style style:name="situacaoLocal.B15" style:family="table-cell">
      <style:table-cell-properties fo:padding="0.097cm" fo:border-left="0.05pt solid #000000" fo:border-right="none" fo:border-top="none" fo:border-bottom="0.05pt solid #000000"/>
    </style:style>
    <style:style style:name="situacaoLocal.C15" style:family="table-cell">
      <style:table-cell-properties fo:padding="0.097cm" fo:border-left="0.05pt solid #000000" fo:border-right="none" fo:border-top="none" fo:border-bottom="0.05pt solid #000000"/>
    </style:style>
    <style:style style:name="situacaoLocal.D15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16" style:family="table-cell">
      <style:table-cell-properties fo:padding="0.097cm" fo:border-left="0.05pt solid #000000" fo:border-right="none" fo:border-top="none" fo:border-bottom="0.05pt solid #000000"/>
    </style:style>
    <style:style style:name="situacaoLocal.B16" style:family="table-cell">
      <style:table-cell-properties fo:padding="0.097cm" fo:border-left="0.05pt solid #000000" fo:border-right="none" fo:border-top="none" fo:border-bottom="0.05pt solid #000000"/>
    </style:style>
    <style:style style:name="situacaoLocal.C16" style:family="table-cell">
      <style:table-cell-properties fo:padding="0.097cm" fo:border-left="0.05pt solid #000000" fo:border-right="none" fo:border-top="none" fo:border-bottom="0.05pt solid #000000"/>
    </style:style>
    <style:style style:name="situacaoLocal.D16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17" style:family="table-cell">
      <style:table-cell-properties fo:padding="0.097cm" fo:border-left="0.05pt solid #000000" fo:border-right="none" fo:border-top="none" fo:border-bottom="0.05pt solid #000000"/>
    </style:style>
    <style:style style:name="situacaoLocal.B17" style:family="table-cell">
      <style:table-cell-properties fo:padding="0.097cm" fo:border-left="0.05pt solid #000000" fo:border-right="none" fo:border-top="none" fo:border-bottom="0.05pt solid #000000"/>
    </style:style>
    <style:style style:name="situacaoLocal.C17" style:family="table-cell">
      <style:table-cell-properties fo:padding="0.097cm" fo:border-left="0.05pt solid #000000" fo:border-right="none" fo:border-top="none" fo:border-bottom="0.05pt solid #000000"/>
    </style:style>
    <style:style style:name="situacaoLocal.D17" style:family="table-cell">
      <style:table-cell-properties fo:padding="0.097cm" fo:border-left="0.05pt solid #000000" fo:border-right="0.05pt solid #000000" fo:border-top="none" fo:border-bottom="0.05pt solid #000000"/>
    </style:style>
    <style:style style:name="tipofixacaoradar" style:family="table">
      <style:table-properties style:width="7.606cm" table:align="left"/>
    </style:style>
    <style:style style:name="tipofixacaoradar.A" style:family="table-column">
      <style:table-column-properties style:column-width="1.803cm"/>
    </style:style>
    <style:style style:name="tipofixacaoradar.B" style:family="table-column">
      <style:table-column-properties style:column-width="5.803cm"/>
    </style:style>
    <style:style style:name="tipofixacaoradar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ipofixacaoradar.B1" style:family="table-cell">
      <style:table-cell-properties fo:background-color="#cccccc" fo:padding="0.097cm" fo:border="0.05pt solid #000000">
        <style:background-image/>
      </style:table-cell-properties>
    </style:style>
    <style:style style:name="tipofixacaoradar.A2" style:family="table-cell">
      <style:table-cell-properties fo:padding="0.097cm" fo:border-left="0.05pt solid #000000" fo:border-right="none" fo:border-top="none" fo:border-bottom="0.05pt solid #000000"/>
    </style:style>
    <style:style style:name="tipofixacaoradar.B2" style:family="table-cell">
      <style:table-cell-properties fo:padding="0.097cm" fo:border-left="0.05pt solid #000000" fo:border-right="0.05pt solid #000000" fo:border-top="none" fo:border-bottom="0.05pt solid #000000"/>
    </style:style>
    <style:style style:name="tipofixacaoradar.A3" style:family="table-cell">
      <style:table-cell-properties fo:padding="0.097cm" fo:border-left="0.05pt solid #000000" fo:border-right="none" fo:border-top="none" fo:border-bottom="0.05pt solid #000000"/>
    </style:style>
    <style:style style:name="tipofixacaoradar.B3" style:family="table-cell">
      <style:table-cell-properties fo:padding="0.097cm" fo:border-left="0.05pt solid #000000" fo:border-right="0.05pt solid #000000" fo:border-top="none" fo:border-bottom="0.05pt solid #000000"/>
    </style:style>
    <style:style style:name="tipofixacaoradar.A4" style:family="table-cell">
      <style:table-cell-properties fo:padding="0.097cm" fo:border-left="0.05pt solid #000000" fo:border-right="none" fo:border-top="none" fo:border-bottom="0.05pt solid #000000"/>
    </style:style>
    <style:style style:name="tipofixacaoradar.B4" style:family="table-cell">
      <style:table-cell-properties fo:padding="0.097cm" fo:border-left="0.05pt solid #000000" fo:border-right="0.05pt solid #000000" fo:border-top="none" fo:border-bottom="0.05pt solid #000000"/>
    </style:style>
    <style:style style:name="tipofixacaoradar.A5" style:family="table-cell">
      <style:table-cell-properties fo:padding="0.097cm" fo:border-left="0.05pt solid #000000" fo:border-right="none" fo:border-top="none" fo:border-bottom="0.05pt solid #000000"/>
    </style:style>
    <style:style style:name="tipofixacaoradar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2pt" style:font-size-asian="1.75pt" style:font-size-complex="2pt"/>
    </style:style>
    <style:style style:name="P2" style:family="paragraph" style:parent-style-name="Table_20_Contents">
      <style:text-properties style:font-name="Calibri1" fo:font-size="6pt" fo:font-weight="bold" style:font-size-asian="6pt" style:font-weight-asian="bold" style:font-size-complex="6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1" fo:font-size="6pt" fo:font-weight="bold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1" fo:font-weight="bold" officeooo:rsid="000a501a" officeooo:paragraph-rsid="000a501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1" officeooo:rsid="000a501a" officeooo:paragraph-rsid="000a501a"/>
    </style:style>
    <style:style style:name="P6" style:family="paragraph" style:parent-style-name="Table_20_Contents">
      <style:paragraph-properties fo:text-align="start" style:justify-single-word="false"/>
      <style:text-properties style:font-name="Calibri1" fo:font-size="8pt" style:font-size-asian="8pt" style:font-size-complex="8pt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1.64cm"/>
        </style:tab-stops>
      </style:paragraph-properties>
      <style:text-properties style:font-name="Calibri1" fo:font-size="8pt" style:font-size-asian="8pt" style:font-size-complex="8pt"/>
    </style:style>
    <style:style style:name="P8" style:family="paragraph" style:parent-style-name="Table_20_Contents">
      <style:text-properties officeooo:rsid="000b2659" officeooo:paragraph-rsid="000b2659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officeooo:rsid="000b2659" officeooo:paragraph-rsid="000b2659" style:font-size-asian="10pt" style:font-size-complex="10pt"/>
    </style:style>
    <style:style style:name="P10" style:family="paragraph" style:parent-style-name="Table_20_Contents">
      <style:text-properties officeooo:rsid="000c612f" officeooo:paragraph-rsid="000c612f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officeooo:rsid="000c612f" officeooo:paragraph-rsid="000c612f" style:font-size-asian="10pt" style:font-size-complex="10pt"/>
    </style:style>
    <style:style style:name="P12" style:family="paragraph" style:parent-style-name="Table_20_Contents">
      <style:text-properties officeooo:rsid="0011697f" officeooo:paragraph-rsid="0011697f" style:font-size-asian="10pt" style:font-size-complex="10pt"/>
    </style:style>
    <style:style style:name="P13" style:family="paragraph" style:parent-style-name="Table_20_Contents">
      <style:text-properties officeooo:rsid="0011e734" officeooo:paragraph-rsid="0011e734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officeooo:rsid="0011e734" officeooo:paragraph-rsid="0011e734" style:font-size-asian="10pt" style:font-size-complex="10pt"/>
    </style:style>
    <style:style style:name="P15" style:family="paragraph" style:parent-style-name="Table_20_Contents">
      <style:text-properties officeooo:rsid="0012f0ba" officeooo:paragraph-rsid="0012f0ba" style:font-size-asian="10pt" style:font-size-complex="10pt"/>
    </style:style>
    <style:style style:name="P16" style:family="paragraph" style:parent-style-name="Table_20_Contents">
      <style:text-properties officeooo:rsid="00135720" officeooo:paragraph-rsid="00135720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officeooo:rsid="00135720" officeooo:paragraph-rsid="00135720" style:font-size-asian="10pt" style:font-size-complex="10pt"/>
    </style:style>
    <style:style style:name="P18" style:family="paragraph" style:parent-style-name="Table_20_Contents">
      <style:text-properties officeooo:rsid="00163711" officeooo:paragraph-rsid="00163711" style:font-size-asian="10pt" style:font-size-complex="10pt"/>
    </style:style>
    <style:style style:name="P19" style:family="paragraph" style:parent-style-name="Table_20_Contents">
      <style:text-properties officeooo:rsid="0017ea66" officeooo:paragraph-rsid="0017ea66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officeooo:rsid="0017ea66" officeooo:paragraph-rsid="0017ea66" style:font-size-asian="10pt" style:font-size-complex="10pt"/>
    </style:style>
    <style:style style:name="P21" style:family="paragraph" style:parent-style-name="Table_20_Contents">
      <style:text-properties officeooo:rsid="0019a190" officeooo:paragraph-rsid="0019a190" style:font-size-asian="10pt" style:font-size-complex="10pt"/>
    </style:style>
    <style:style style:name="P22" style:family="paragraph" style:parent-style-name="Table_20_Contents">
      <style:text-properties officeooo:rsid="001adcc2" officeooo:paragraph-rsid="001adcc2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officeooo:rsid="001adcc2" officeooo:paragraph-rsid="001adcc2" style:font-size-asian="10pt" style:font-size-complex="10pt"/>
    </style:style>
    <style:style style:name="P24" style:family="paragraph" style:parent-style-name="Table_20_Contents">
      <style:text-properties officeooo:rsid="001cd644" officeooo:paragraph-rsid="001cd644" style:font-size-asian="10pt" style:font-size-complex="10pt"/>
    </style:style>
    <style:style style:name="P25" style:family="paragraph" style:parent-style-name="Table_20_Contents">
      <style:text-properties officeooo:rsid="001e1e10" officeooo:paragraph-rsid="001e1e10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officeooo:rsid="001e1e10" officeooo:paragraph-rsid="001e1e10" style:font-size-asian="10pt" style:font-size-complex="10pt"/>
    </style:style>
    <style:style style:name="P27" style:family="paragraph" style:parent-style-name="Table_20_Contents">
      <style:text-properties officeooo:rsid="00205b58" officeooo:paragraph-rsid="00205b58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officeooo:rsid="00205b58" officeooo:paragraph-rsid="00205b58" style:font-size-asian="10pt" style:font-size-complex="10pt"/>
    </style:style>
    <style:style style:name="P29" style:family="paragraph" style:parent-style-name="Table_20_Contents">
      <style:text-properties officeooo:rsid="00221946" officeooo:paragraph-rsid="00221946" style:font-size-asian="10pt" style:font-size-complex="10pt"/>
    </style:style>
    <style:style style:name="P30" style:family="paragraph" style:parent-style-name="Table_20_Contents">
      <style:text-properties officeooo:rsid="00233314" officeooo:paragraph-rsid="00233314" style:font-size-asian="10pt" style:font-size-complex="10pt"/>
    </style:style>
    <style:style style:name="P31" style:family="paragraph" style:parent-style-name="Table_20_Contents">
      <style:text-properties officeooo:rsid="00242ffa" officeooo:paragraph-rsid="00242ffa" style:font-size-asian="10pt" style:font-size-complex="10pt"/>
    </style:style>
    <style:style style:name="P32" style:family="paragraph" style:parent-style-name="Table_20_Contents">
      <style:text-properties officeooo:rsid="0026d4b5" officeooo:paragraph-rsid="0026d4b5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officeooo:rsid="0026d4b5" officeooo:paragraph-rsid="0026d4b5" style:font-size-asian="10pt" style:font-size-complex="10pt"/>
    </style:style>
    <style:style style:name="P34" style:family="paragraph" style:parent-style-name="Table_20_Contents">
      <style:text-properties officeooo:rsid="00278a30" officeooo:paragraph-rsid="00278a30" style:font-size-asian="10pt" style:font-size-complex="10pt"/>
    </style:style>
    <style:style style:name="P35" style:family="paragraph" style:parent-style-name="Table_20_Contents">
      <style:text-properties officeooo:rsid="002976fa" officeooo:paragraph-rsid="002976fa" style:font-size-asian="10pt" style:font-size-complex="10pt"/>
    </style:style>
    <style:style style:name="P36" style:family="paragraph" style:parent-style-name="Table_20_Contents">
      <style:paragraph-properties fo:text-align="start" style:justify-single-word="false">
        <style:tab-stops>
          <style:tab-stop style:position="3.986cm"/>
        </style:tab-stops>
      </style:paragraph-properties>
      <style:text-properties officeooo:rsid="002976fa" officeooo:paragraph-rsid="002976fa" style:font-size-asian="10pt" style:font-size-complex="10pt"/>
    </style:style>
    <style:style style:name="P37" style:family="paragraph" style:parent-style-name="Table_20_Contents">
      <style:text-properties officeooo:rsid="00299e50" officeooo:paragraph-rsid="00299e50" style:font-size-asian="10pt" style:font-size-complex="10pt"/>
    </style:style>
    <style:style style:name="P38" style:family="paragraph" style:parent-style-name="Table_20_Contents">
      <style:paragraph-properties fo:text-align="start" style:justify-single-word="false">
        <style:tab-stops>
          <style:tab-stop style:position="3.986cm"/>
        </style:tab-stops>
      </style:paragraph-properties>
      <style:text-properties officeooo:rsid="00299e50" officeooo:paragraph-rsid="00299e50" style:font-size-asian="10pt" style:font-size-complex="10pt"/>
    </style:style>
    <style:style style:name="P39" style:family="paragraph" style:parent-style-name="Table_20_Contents">
      <style:paragraph-properties fo:text-align="start" style:justify-single-word="false">
        <style:tab-stops>
          <style:tab-stop style:position="3.986cm"/>
        </style:tab-stops>
      </style:paragraph-properties>
      <style:text-properties officeooo:rsid="0029d760" officeooo:paragraph-rsid="0029d760" style:font-size-asian="10pt" style:font-size-complex="10pt"/>
    </style:style>
    <style:style style:name="P40" style:family="paragraph" style:parent-style-name="Table_20_Contents">
      <style:text-properties officeooo:rsid="002c696a" officeooo:paragraph-rsid="002c696a" style:font-size-asian="10pt" style:font-size-complex="10pt"/>
    </style:style>
    <style:style style:name="P41" style:family="paragraph" style:parent-style-name="Table_20_Contents">
      <style:text-properties officeooo:rsid="002da9b7" officeooo:paragraph-rsid="002da9b7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officeooo:rsid="002da9b7" officeooo:paragraph-rsid="002da9b7" style:font-size-asian="10pt" style:font-size-complex="10pt"/>
    </style:style>
    <style:style style:name="P43" style:family="paragraph" style:parent-style-name="Header">
      <style:text-properties fo:font-size="2pt" style:font-size-asian="2pt" style:font-size-complex="2pt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18cm" style:leader-style="dotted" style:leader-text="."/>
        </style:tab-stops>
      </style:paragraph-properties>
      <style:text-properties style:font-name="Calibri1" fo:font-size="8pt" style:font-size-asian="8pt" style:font-size-complex="8pt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style:font-size-asian="10pt" style:font-weight-asian="bold" style:font-size-complex="10pt" style:font-weight-complex="bold"/>
    </style:style>
    <style:style style:name="P46" style:family="paragraph" style:parent-style-name="Footer">
      <style:text-properties fo:font-size="2pt" style:font-size-asian="2pt" style:font-size-complex="2pt"/>
    </style:style>
    <style:style style:name="P47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officeooo:rsid="0012f0ba" officeooo:paragraph-rsid="0012f0ba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officeooo:rsid="00163711" officeooo:paragraph-rsid="00163711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officeooo:rsid="0019a190" officeooo:paragraph-rsid="0019a190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officeooo:rsid="001cd644" officeooo:paragraph-rsid="001cd644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officeooo:rsid="00205b58" officeooo:paragraph-rsid="00205b58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officeooo:rsid="00221946" officeooo:paragraph-rsid="00221946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officeooo:rsid="00242ffa" officeooo:paragraph-rsid="00242ffa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officeooo:rsid="00278a30" officeooo:paragraph-rsid="00278a30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officeooo:rsid="002c696a" officeooo:paragraph-rsid="002c696a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normal" officeooo:rsid="0012f0ba" officeooo:paragraph-rsid="0012f0ba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normal" officeooo:rsid="00163711" officeooo:paragraph-rsid="00163711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normal" officeooo:rsid="0019a190" officeooo:paragraph-rsid="0019a190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normal" officeooo:rsid="001cd644" officeooo:paragraph-rsid="001cd644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normal" officeooo:rsid="00205b58" officeooo:paragraph-rsid="00205b58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normal" officeooo:rsid="00221946" officeooo:paragraph-rsid="00221946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normal" officeooo:rsid="00242ffa" officeooo:paragraph-rsid="00242ffa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normal" officeooo:rsid="00278a30" officeooo:paragraph-rsid="00278a30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normal" officeooo:rsid="002c696a" officeooo:paragraph-rsid="002c696a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text-align="start" style:justify-single-word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officeooo:rsid="000b2659" officeooo:paragraph-rsid="000b2659" style:font-size-asian="10pt" style:font-weight-asian="bold" style:font-size-complex="10pt" style:font-weight-complex="bold"/>
    </style:style>
    <style:style style:name="P67" style:family="paragraph" style:parent-style-name="Standard">
      <style:paragraph-properties fo:text-align="start" style:justify-single-word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officeooo:rsid="0011697f" officeooo:paragraph-rsid="0011697f" style:font-size-asian="10pt" style:font-weight-asian="bold" style:font-size-complex="10pt" style:font-weight-complex="bold"/>
    </style:style>
    <style:style style:name="P68" style:family="paragraph" style:parent-style-name="Standard">
      <style:paragraph-properties fo:text-align="start" style:justify-single-word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normal" officeooo:rsid="000b2659" officeooo:paragraph-rsid="000b2659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text-align="start" style:justify-single-word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normal" officeooo:rsid="0011697f" officeooo:paragraph-rsid="0011697f" style:font-size-asian="10pt" style:font-weight-asian="normal" style:font-size-complex="10pt" style:font-weight-complex="normal"/>
    </style:style>
    <style:style style:name="P70" style:family="paragraph" style:parent-style-name="Standard" style:list-style-name="L1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0a95f4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officeooo:rsid="000a95f4" style:font-size-asian="7pt" style:font-size-complex="7pt"/>
    </style:style>
    <style:style style:name="T4" style:family="text">
      <style:text-properties officeooo:rsid="000b2659"/>
    </style:style>
    <style:style style:name="T5" style:family="text">
      <style:text-properties officeooo:rsid="0011697f"/>
    </style:style>
    <style:style style:name="T6" style:family="text">
      <style:text-properties officeooo:rsid="002f0d92"/>
    </style:style>
    <style:style style:name="T7" style:family="text">
      <style:text-properties officeooo:rsid="003013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436cm" fo:margin-left="1.905cm"/>
        </style:list-level-properties>
      </text:list-level-style-number>
      <text:list-level-style-number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text:bullet-char="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list xml:id="list1339502379909150574" text:style-name="L1">
        <text:list-header>
          <text:p text:style-name="P70">T<text:span text:style-name="T4">abelas</text:span></text:p>
        </text:list-header>
      </text:list>
      <text:p text:style-name="P47"/>
      <text:p text:style-name="P66">PAIS</text:p>
      <table:table table:name="PAIS" table:style-name="PAIS">
        <table:table-column table:style-name="PAIS.A"/>
        <table:table-column table:style-name="PAIS.B"/>
        <table:table-row>
          <table:table-cell table:style-name="PAIS.A1" office:value-type="string">
            <text:p text:style-name="P8"><text:span text:style-name="T5">nr_co</text:span>digo</text:p>
          </table:table-cell>
          <table:table-cell table:style-name="PAIS.B1" office:value-type="string">
            <text:p text:style-name="P9">dc_pais</text:p>
          </table:table-cell>
        </table:table-row>
        <table:table-row>
          <table:table-cell table:style-name="PAIS.A12" office:value-type="string">
            <text:p text:style-name="P10">10</text:p>
          </table:table-cell>
          <table:table-cell table:style-name="PAIS.B12" office:value-type="string">
            <text:p text:style-name="P11">ARGENTINA</text:p>
          </table:table-cell>
        </table:table-row>
        <table:table-row>
          <table:table-cell table:style-name="PAIS.A12" office:value-type="string">
            <text:p text:style-name="P10">11</text:p>
          </table:table-cell>
          <table:table-cell table:style-name="PAIS.B12" office:value-type="string">
            <text:p text:style-name="P11">BOLIVIA</text:p>
          </table:table-cell>
        </table:table-row>
        <table:table-row>
          <table:table-cell table:style-name="PAIS.A12" office:value-type="string">
            <text:p text:style-name="P10">20 </text:p>
          </table:table-cell>
          <table:table-cell table:style-name="PAIS.B12" office:value-type="string">
            <text:p text:style-name="P11">GUIANA</text:p>
          </table:table-cell>
        </table:table-row>
        <table:table-row>
          <table:table-cell table:style-name="PAIS.A12" office:value-type="string">
            <text:p text:style-name="P10">30 </text:p>
          </table:table-cell>
          <table:table-cell table:style-name="PAIS.B12" office:value-type="string">
            <text:p text:style-name="P11">CHILE</text:p>
          </table:table-cell>
        </table:table-row>
        <table:table-row>
          <table:table-cell table:style-name="PAIS.A12" office:value-type="string">
            <text:p text:style-name="P10">40 </text:p>
          </table:table-cell>
          <table:table-cell table:style-name="PAIS.B12" office:value-type="string">
            <text:p text:style-name="P11">VENEZUELA</text:p>
          </table:table-cell>
        </table:table-row>
        <table:table-row>
          <table:table-cell table:style-name="PAIS.A12" office:value-type="string">
            <text:p text:style-name="P10">60 </text:p>
          </table:table-cell>
          <table:table-cell table:style-name="PAIS.B12" office:value-type="string">
            <text:p text:style-name="P11">PARAGUAI</text:p>
          </table:table-cell>
        </table:table-row>
        <table:table-row>
          <table:table-cell table:style-name="PAIS.A12" office:value-type="string">
            <text:p text:style-name="P10">80</text:p>
          </table:table-cell>
          <table:table-cell table:style-name="PAIS.B12" office:value-type="string">
            <text:p text:style-name="P11">URUGUAI</text:p>
          </table:table-cell>
        </table:table-row>
        <table:table-row>
          <table:table-cell table:style-name="PAIS.A12" office:value-type="string">
            <text:p text:style-name="P10">90</text:p>
          </table:table-cell>
          <table:table-cell table:style-name="PAIS.B12" office:value-type="string">
            <text:p text:style-name="P11">MEXICO</text:p>
          </table:table-cell>
        </table:table-row>
        <table:table-row>
          <table:table-cell table:style-name="PAIS.A12" office:value-type="string">
            <text:p text:style-name="P10">91</text:p>
          </table:table-cell>
          <table:table-cell table:style-name="PAIS.B12" office:value-type="string">
            <text:p text:style-name="P11">ESTADOS UNIDOS DA AMÉRICA</text:p>
          </table:table-cell>
        </table:table-row>
        <table:table-row>
          <table:table-cell table:style-name="PAIS.A12" office:value-type="string">
            <text:p text:style-name="P10">92</text:p>
          </table:table-cell>
          <table:table-cell table:style-name="PAIS.B12" office:value-type="string">
            <text:p text:style-name="P11">CANADA</text:p>
          </table:table-cell>
        </table:table-row>
        <table:table-row>
          <table:table-cell table:style-name="PAIS.A12" office:value-type="string">
            <text:p text:style-name="P10">99</text:p>
          </table:table-cell>
          <table:table-cell table:style-name="PAIS.B12" office:value-type="string">
            <text:p text:style-name="P11">OUTROS</text:p>
          </table:table-cell>
        </table:table-row>
      </table:table>
      <text:p text:style-name="P68"/>
      <text:p text:style-name="P67">TIPOLOGOPERACAO</text:p>
      <table:table table:name="TIPOLOGOPERACAO" table:style-name="TIPOLOGOPERACAO">
        <table:table-column table:style-name="TIPOLOGOPERACAO.A"/>
        <table:table-column table:style-name="TIPOLOGOPERACAO.B"/>
        <table:table-row>
          <table:table-cell table:style-name="TIPOLOGOPERACAO.A1" office:value-type="string">
            <text:p text:style-name="P12">nr_codigo</text:p>
          </table:table-cell>
          <table:table-cell table:style-name="TIPOLOGOPERACAO.B1" office:value-type="string">
            <text:p text:style-name="P12">dc_tipoLogOperacao</text:p>
          </table:table-cell>
        </table:table-row>
        <table:table-row>
          <table:table-cell table:style-name="TIPOLOGOPERACAO.A5" office:value-type="string">
            <text:p text:style-name="P13">1</text:p>
          </table:table-cell>
          <table:table-cell table:style-name="TIPOLOGOPERACAO.B5" office:value-type="string">
            <text:p text:style-name="P14">Leitura de rua</text:p>
          </table:table-cell>
        </table:table-row>
        <table:table-row>
          <table:table-cell table:style-name="TIPOLOGOPERACAO.A5" office:value-type="string">
            <text:p text:style-name="P13">2</text:p>
          </table:table-cell>
          <table:table-cell table:style-name="TIPOLOGOPERACAO.B5" office:value-type="string">
            <text:p text:style-name="P14">Geração de LM</text:p>
          </table:table-cell>
        </table:table-row>
        <table:table-row>
          <table:table-cell table:style-name="TIPOLOGOPERACAO.A5" office:value-type="string">
            <text:p text:style-name="P13">3</text:p>
          </table:table-cell>
          <table:table-cell table:style-name="TIPOLOGOPERACAO.B5" office:value-type="string">
            <text:p text:style-name="P14">Geração de LM revisado</text:p>
          </table:table-cell>
        </table:table-row>
        <table:table-row>
          <table:table-cell table:style-name="TIPOLOGOPERACAO.A5" office:value-type="string">
            <text:p text:style-name="P13">4</text:p>
          </table:table-cell>
          <table:table-cell table:style-name="TIPOLOGOPERACAO.B5" office:value-type="string">
            <text:p text:style-name="P14">Importa LV</text:p>
          </table:table-cell>
        </table:table-row>
        <table:table-row>
          <table:table-cell table:style-name="TIPOLOGOPERACAO.A6" office:value-type="string">
            <text:p text:style-name="P13">5</text:p>
          </table:table-cell>
          <table:table-cell table:style-name="TIPOLOGOPERACAO.B6" office:value-type="string">
            <text:p text:style-name="P14">Importa LR</text:p>
          </table:table-cell>
        </table:table-row>
      </table:table>
      <text:p text:style-name="P69"/>
      <text:p text:style-name="P48">MOTIVOLAUDO</text:p>
      <table:table table:name="motivoLaudo" table:style-name="motivoLaudo">
        <table:table-column table:style-name="motivoLaudo.A"/>
        <table:table-column table:style-name="motivoLaudo.B"/>
        <table:table-row>
          <table:table-cell table:style-name="motivoLaudo.A1" office:value-type="string">
            <text:p text:style-name="P15">nr_codigo</text:p>
          </table:table-cell>
          <table:table-cell table:style-name="motivoLaudo.B1" office:value-type="string">
            <text:p text:style-name="P15">dc_motivoLaudo</text:p>
          </table:table-cell>
        </table:table-row>
        <table:table-row>
          <table:table-cell table:style-name="motivoLaudo.A5" office:value-type="string">
            <text:p text:style-name="P16">1</text:p>
          </table:table-cell>
          <table:table-cell table:style-name="motivoLaudo.B5" office:value-type="string">
            <text:p text:style-name="P17">Início operação</text:p>
          </table:table-cell>
        </table:table-row>
        <table:table-row>
          <table:table-cell table:style-name="motivoLaudo.A5" office:value-type="string">
            <text:p text:style-name="P16">2</text:p>
          </table:table-cell>
          <table:table-cell table:style-name="motivoLaudo.B5" office:value-type="string">
            <text:p text:style-name="P17">Reaferição Períodica</text:p>
          </table:table-cell>
        </table:table-row>
        <table:table-row>
          <table:table-cell table:style-name="motivoLaudo.A5" office:value-type="string">
            <text:p text:style-name="P16">3</text:p>
          </table:table-cell>
          <table:table-cell table:style-name="motivoLaudo.B5" office:value-type="string">
            <text:p text:style-name="P17">Reaferição Módulo Queimado</text:p>
          </table:table-cell>
        </table:table-row>
        <table:table-row>
          <table:table-cell table:style-name="motivoLaudo.A5" office:value-type="string">
            <text:p text:style-name="P16">9 </text:p>
          </table:table-cell>
          <table:table-cell table:style-name="motivoLaudo.B5" office:value-type="string">
            <text:p text:style-name="P17">Outros</text:p>
          </table:table-cell>
        </table:table-row>
      </table:table>
      <text:p text:style-name="P57"/>
      <text:p text:style-name="P49">TIPOFISCALIZACAO</text:p>
      <table:table table:name="tipoFiscalizacao" table:style-name="tipoFiscalizacao">
        <table:table-column table:style-name="tipoFiscalizacao.A"/>
        <table:table-column table:style-name="tipoFiscalizacao.B"/>
        <table:table-row>
          <table:table-cell table:style-name="tipoFiscalizacao.A1" office:value-type="string">
            <text:p text:style-name="P18">nr_codigo</text:p>
          </table:table-cell>
          <table:table-cell table:style-name="tipoFiscalizacao.B1" office:value-type="string">
            <text:p text:style-name="P18">dc_descricao</text:p>
          </table:table-cell>
        </table:table-row>
        <table:table-row>
          <table:table-cell table:style-name="tipoFiscalizacao.A15" office:value-type="string">
            <text:p text:style-name="P19">1</text:p>
          </table:table-cell>
          <table:table-cell table:style-name="tipoFiscalizacao.B15" office:value-type="string">
            <text:p text:style-name="P20">Velocidade</text:p>
          </table:table-cell>
        </table:table-row>
        <table:table-row>
          <table:table-cell table:style-name="tipoFiscalizacao.A15" office:value-type="string">
            <text:p text:style-name="P19">2</text:p>
          </table:table-cell>
          <table:table-cell table:style-name="tipoFiscalizacao.B15" office:value-type="string">
            <text:p text:style-name="P20">Semáforo</text:p>
          </table:table-cell>
        </table:table-row>
        <table:table-row>
          <table:table-cell table:style-name="tipoFiscalizacao.A15" office:value-type="string">
            <text:p text:style-name="P19">3</text:p>
          </table:table-cell>
          <table:table-cell table:style-name="tipoFiscalizacao.B15" office:value-type="string">
            <text:p text:style-name="P20">Rodízio</text:p>
          </table:table-cell>
        </table:table-row>
        <table:table-row>
          <table:table-cell table:style-name="tipoFiscalizacao.A15" office:value-type="string">
            <text:p text:style-name="P19">4</text:p>
          </table:table-cell>
          <table:table-cell table:style-name="tipoFiscalizacao.B15" office:value-type="string">
            <text:p text:style-name="P20">Parada sobre a faixa</text:p>
          </table:table-cell>
        </table:table-row>
        <table:table-row>
          <table:table-cell table:style-name="tipoFiscalizacao.A15" office:value-type="string">
            <text:p text:style-name="P19">5</text:p>
          </table:table-cell>
          <table:table-cell table:style-name="tipoFiscalizacao.B15" office:value-type="string">
            <text:p text:style-name="P20">Faixa Exclusiva</text:p>
          </table:table-cell>
        </table:table-row>
        <table:table-row>
          <table:table-cell table:style-name="tipoFiscalizacao.A15" office:value-type="string">
            <text:p text:style-name="P19">6</text:p>
          </table:table-cell>
          <table:table-cell table:style-name="tipoFiscalizacao.B15" office:value-type="string">
            <text:p text:style-name="P20">ZMRC</text:p>
          </table:table-cell>
        </table:table-row>
        <text:soft-page-break/>
        <table:table-row>
          <table:table-cell table:style-name="tipoFiscalizacao.A15" office:value-type="string">
            <text:p text:style-name="P19">7</text:p>
          </table:table-cell>
          <table:table-cell table:style-name="tipoFiscalizacao.B15" office:value-type="string">
            <text:p text:style-name="P20">Faixa não destinada</text:p>
          </table:table-cell>
        </table:table-row>
        <table:table-row>
          <table:table-cell table:style-name="tipoFiscalizacao.A15" office:value-type="string">
            <text:p text:style-name="P19">8</text:p>
          </table:table-cell>
          <table:table-cell table:style-name="tipoFiscalizacao.B15" office:value-type="string">
            <text:p text:style-name="P20">Transitar pelo acostamento</text:p>
          </table:table-cell>
        </table:table-row>
        <table:table-row>
          <table:table-cell table:style-name="tipoFiscalizacao.A15" office:value-type="string">
            <text:p text:style-name="P19">9</text:p>
          </table:table-cell>
          <table:table-cell table:style-name="tipoFiscalizacao.B15" office:value-type="string">
            <text:p text:style-name="P20">Retorno Proibido</text:p>
          </table:table-cell>
        </table:table-row>
        <table:table-row>
          <table:table-cell table:style-name="tipoFiscalizacao.A15" office:value-type="string">
            <text:p text:style-name="P19">10 </text:p>
          </table:table-cell>
          <table:table-cell table:style-name="tipoFiscalizacao.B15" office:value-type="string">
            <text:p text:style-name="P20">Conversão Probida</text:p>
          </table:table-cell>
        </table:table-row>
        <table:table-row>
          <table:table-cell table:style-name="tipoFiscalizacao.A15" office:value-type="string">
            <text:p text:style-name="P19">11</text:p>
          </table:table-cell>
          <table:table-cell table:style-name="tipoFiscalizacao.B15" office:value-type="string">
            <text:p text:style-name="P20">Contra mão</text:p>
          </table:table-cell>
        </table:table-row>
        <table:table-row>
          <table:table-cell table:style-name="tipoFiscalizacao.A15" office:value-type="string">
            <text:p text:style-name="P19">12</text:p>
          </table:table-cell>
          <table:table-cell table:style-name="tipoFiscalizacao.B15" office:value-type="string">
            <text:p text:style-name="P20">Velocidade Abaixo da Mínima Permitida</text:p>
          </table:table-cell>
        </table:table-row>
        <table:table-row>
          <table:table-cell table:style-name="tipoFiscalizacao.A15" office:value-type="string">
            <text:p text:style-name="P19">13</text:p>
          </table:table-cell>
          <table:table-cell table:style-name="tipoFiscalizacao.B15" office:value-type="string">
            <text:p text:style-name="P20">ZMRF</text:p>
          </table:table-cell>
        </table:table-row>
        <table:table-row>
          <table:table-cell table:style-name="tipoFiscalizacao.A15" office:value-type="string">
            <text:p text:style-name="P19">14</text:p>
          </table:table-cell>
          <table:table-cell table:style-name="tipoFiscalizacao.B15" office:value-type="string">
            <text:p text:style-name="P20">Transitar Local/horário Não permitido - moto</text:p>
          </table:table-cell>
        </table:table-row>
      </table:table>
      <text:p text:style-name="P58"/>
      <text:p text:style-name="P50">STATUSLOCAL</text:p>
      <table:table table:name="statusLocal" table:style-name="statusLocal">
        <table:table-column table:style-name="statusLocal.A"/>
        <table:table-column table:style-name="statusLocal.B"/>
        <table:table-row>
          <table:table-cell table:style-name="statusLocal.A1" office:value-type="string">
            <text:p text:style-name="P21">nr_codigo</text:p>
          </table:table-cell>
          <table:table-cell table:style-name="statusLocal.B1" office:value-type="string">
            <text:p text:style-name="P21">dc_descricao</text:p>
          </table:table-cell>
        </table:table-row>
        <table:table-row>
          <table:table-cell table:style-name="statusLocal.A9" office:value-type="string">
            <text:p text:style-name="P22">1</text:p>
          </table:table-cell>
          <table:table-cell table:style-name="statusLocal.B9" office:value-type="string">
            <text:p text:style-name="P23">Projeto</text:p>
          </table:table-cell>
        </table:table-row>
        <table:table-row>
          <table:table-cell table:style-name="statusLocal.A9" office:value-type="string">
            <text:p text:style-name="P22">2</text:p>
          </table:table-cell>
          <table:table-cell table:style-name="statusLocal.B9" office:value-type="string">
            <text:p text:style-name="P23">Instalação</text:p>
          </table:table-cell>
        </table:table-row>
        <table:table-row>
          <table:table-cell table:style-name="statusLocal.A9" office:value-type="string">
            <text:p text:style-name="P22">3</text:p>
          </table:table-cell>
          <table:table-cell table:style-name="statusLocal.B9" office:value-type="string">
            <text:p text:style-name="P23">Aferição</text:p>
          </table:table-cell>
        </table:table-row>
        <table:table-row>
          <table:table-cell table:style-name="statusLocal.A9" office:value-type="string">
            <text:p text:style-name="P22">4 </text:p>
          </table:table-cell>
          <table:table-cell table:style-name="statusLocal.B9" office:value-type="string">
            <text:p text:style-name="P23">Homologação</text:p>
          </table:table-cell>
        </table:table-row>
        <table:table-row>
          <table:table-cell table:style-name="statusLocal.A9" office:value-type="string">
            <text:p text:style-name="P22">5</text:p>
          </table:table-cell>
          <table:table-cell table:style-name="statusLocal.B9" office:value-type="string">
            <text:p text:style-name="P23">Funcionamento</text:p>
          </table:table-cell>
        </table:table-row>
        <table:table-row>
          <table:table-cell table:style-name="statusLocal.A9" office:value-type="string">
            <text:p text:style-name="P22">6</text:p>
          </table:table-cell>
          <table:table-cell table:style-name="statusLocal.B9" office:value-type="string">
            <text:p text:style-name="P23">Desativado</text:p>
          </table:table-cell>
        </table:table-row>
        <table:table-row>
          <table:table-cell table:style-name="statusLocal.A9" office:value-type="string">
            <text:p text:style-name="P22">8</text:p>
          </table:table-cell>
          <table:table-cell table:style-name="statusLocal.B9" office:value-type="string">
            <text:p text:style-name="P23">Teste</text:p>
          </table:table-cell>
        </table:table-row>
        <table:table-row>
          <table:table-cell table:style-name="statusLocal.A9" office:value-type="string">
            <text:p text:style-name="P22">9</text:p>
          </table:table-cell>
          <table:table-cell table:style-name="statusLocal.B9" office:value-type="string">
            <text:p text:style-name="P23">Outros</text:p>
          </table:table-cell>
        </table:table-row>
      </table:table>
      <text:p text:style-name="P59"/>
      <text:p text:style-name="P51">AREA</text:p>
      <table:table table:name="AREA" table:style-name="AREA">
        <table:table-column table:style-name="AREA.A"/>
        <table:table-column table:style-name="AREA.B"/>
        <table:table-row>
          <table:table-cell table:style-name="AREA.A1" office:value-type="string">
            <text:p text:style-name="P24">cd_<text:span text:style-name="T6">codArea</text:span></text:p>
          </table:table-cell>
          <table:table-cell table:style-name="AREA.B1" office:value-type="string">
            <text:p text:style-name="P24">dc_area</text:p>
          </table:table-cell>
        </table:table-row>
        <table:table-row>
          <table:table-cell table:style-name="AREA.A2" office:value-type="string">
            <text:p text:style-name="P25">80</text:p>
          </table:table-cell>
          <table:table-cell table:style-name="AREA.B2" office:value-type="string">
            <text:p text:style-name="P26">Marginal Tiête</text:p>
          </table:table-cell>
        </table:table-row>
      </table:table>
      <text:p text:style-name="P60"/>
      <text:p text:style-name="P52">TIPOIMAGEM</text:p>
      <table:table table:name="TIPOIMAGEM" table:style-name="TIPOIMAGEM">
        <table:table-column table:style-name="TIPOIMAGEM.A"/>
        <table:table-column table:style-name="TIPOIMAGEM.B"/>
        <table:table-row>
          <table:table-cell table:style-name="TIPOIMAGEM.A1" office:value-type="string">
            <text:p text:style-name="P27">nr_codigo</text:p>
          </table:table-cell>
          <table:table-cell table:style-name="TIPOIMAGEM.B1" office:value-type="string">
            <text:p text:style-name="P27">dc_tipoImagem</text:p>
          </table:table-cell>
        </table:table-row>
        <table:table-row>
          <table:table-cell table:style-name="TIPOIMAGEM.A7" office:value-type="string">
            <text:p text:style-name="P27">00</text:p>
          </table:table-cell>
          <table:table-cell table:style-name="TIPOIMAGEM.B7" office:value-type="string">
            <text:p text:style-name="P28">Zoom</text:p>
          </table:table-cell>
        </table:table-row>
        <table:table-row>
          <table:table-cell table:style-name="TIPOIMAGEM.A7" office:value-type="string">
            <text:p text:style-name="P27">01</text:p>
          </table:table-cell>
          <table:table-cell table:style-name="TIPOIMAGEM.B7" office:value-type="string">
            <text:p text:style-name="P28">Panorâmica1</text:p>
          </table:table-cell>
        </table:table-row>
        <table:table-row>
          <table:table-cell table:style-name="TIPOIMAGEM.A7" office:value-type="string">
            <text:p text:style-name="P27">02</text:p>
          </table:table-cell>
          <table:table-cell table:style-name="TIPOIMAGEM.B7" office:value-type="string">
            <text:p text:style-name="P28">Panorâmica2</text:p>
          </table:table-cell>
        </table:table-row>
        <table:table-row>
          <table:table-cell table:style-name="TIPOIMAGEM.A7" office:value-type="string">
            <text:p text:style-name="P27">03</text:p>
          </table:table-cell>
          <table:table-cell table:style-name="TIPOIMAGEM.B7" office:value-type="string">
            <text:p text:style-name="P28">Zoom2</text:p>
          </table:table-cell>
        </table:table-row>
        <table:table-row>
          <table:table-cell table:style-name="TIPOIMAGEM.A7" office:value-type="string">
            <text:p text:style-name="P27">04</text:p>
          </table:table-cell>
          <table:table-cell table:style-name="TIPOIMAGEM.B7" office:value-type="string">
            <text:p text:style-name="P28">Imagem Origem</text:p>
          </table:table-cell>
        </table:table-row>
        <table:table-row>
          <table:table-cell table:style-name="TIPOIMAGEM.A7" office:value-type="string">
            <text:p text:style-name="P27">05</text:p>
          </table:table-cell>
          <table:table-cell table:style-name="TIPOIMAGEM.B7" office:value-type="string">
            <text:p text:style-name="P28">Zoom da placa na Panorâmica</text:p>
          </table:table-cell>
        </table:table-row>
      </table:table>
      <text:p text:style-name="P61"/>
      <text:p text:style-name="P53">PORTEVEICULO</text:p>
      <table:table table:name="porteVeiculo" table:style-name="porteVeiculo">
        <table:table-column table:style-name="porteVeiculo.A"/>
        <table:table-column table:style-name="porteVeiculo.B"/>
        <table:table-row>
          <table:table-cell table:style-name="porteVeiculo.A1" office:value-type="string">
            <text:p text:style-name="P29">nr_codigo</text:p>
          </table:table-cell>
          <table:table-cell table:style-name="porteVeiculo.B1" office:value-type="string">
            <text:p text:style-name="P29">dc_descricao</text:p>
          </table:table-cell>
        </table:table-row>
        <table:table-row>
          <table:table-cell table:style-name="porteVeiculo.A3" office:value-type="string">
            <text:p text:style-name="P30">0</text:p>
          </table:table-cell>
          <table:table-cell table:style-name="porteVeiculo.B3" office:value-type="string">
            <text:p text:style-name="P30">Normal</text:p>
          </table:table-cell>
        </table:table-row>
        <table:table-row>
          <table:table-cell table:style-name="porteVeiculo.A3" office:value-type="string">
            <text:p text:style-name="P30">1</text:p>
          </table:table-cell>
          <table:table-cell table:style-name="porteVeiculo.B3" office:value-type="string">
            <text:p text:style-name="P30">Grande</text:p>
          </table:table-cell>
        </table:table-row>
      </table:table>
      <text:p text:style-name="P62"/>
      <text:p text:style-name="P62"/>
      <text:p text:style-name="P62"/>
      <text:p text:style-name="P62"/>
      <text:p text:style-name="P54"><text:soft-page-break/>GRUPOAUTUADOR</text:p>
      <table:table table:name="grupoAutuador" table:style-name="grupoAutuador">
        <table:table-column table:style-name="grupoAutuador.A"/>
        <table:table-column table:style-name="grupoAutuador.B"/>
        <table:table-column table:style-name="grupoAutuador.C"/>
        <table:table-row>
          <table:table-cell table:style-name="grupoAutuador.A1" office:value-type="string">
            <text:p text:style-name="P31">dc_codigo</text:p>
          </table:table-cell>
          <table:table-cell table:style-name="grupoAutuador.A1" office:value-type="string">
            <text:p text:style-name="P31">nr_codEnquadramento</text:p>
          </table:table-cell>
          <table:table-cell table:style-name="grupoAutuador.C1" office:value-type="string">
            <text:p text:style-name="P31">dc_descricao</text:p>
          </table:table-cell>
        </table:table-row>
        <table:table-row>
          <table:table-cell table:style-name="grupoAutuador.A13" office:value-type="string">
            <text:p text:style-name="P32">GV</text:p>
          </table:table-cell>
          <table:table-cell table:style-name="grupoAutuador.B13" office:value-type="string">
            <text:p text:style-name="P32">74550/74630/74710</text:p>
          </table:table-cell>
          <table:table-cell table:style-name="grupoAutuador.C13" office:value-type="string">
            <text:p text:style-name="P33">VELOCIDADE</text:p>
          </table:table-cell>
        </table:table-row>
        <table:table-row>
          <table:table-cell table:style-name="grupoAutuador.A13" office:value-type="string">
            <text:p text:style-name="P32">GR</text:p>
          </table:table-cell>
          <table:table-cell table:style-name="grupoAutuador.B13" office:value-type="string">
            <text:p text:style-name="P32">57462</text:p>
          </table:table-cell>
          <table:table-cell table:style-name="grupoAutuador.C13" office:value-type="string">
            <text:p text:style-name="P33">RODIZIO</text:p>
          </table:table-cell>
        </table:table-row>
        <table:table-row>
          <table:table-cell table:style-name="grupoAutuador.A13" office:value-type="string">
            <text:p text:style-name="P32">GZ</text:p>
          </table:table-cell>
          <table:table-cell table:style-name="grupoAutuador.B13" office:value-type="string">
            <text:p text:style-name="P32">57463</text:p>
          </table:table-cell>
          <table:table-cell table:style-name="grupoAutuador.C13" office:value-type="string">
            <text:p text:style-name="P33">ZMRC</text:p>
          </table:table-cell>
        </table:table-row>
        <table:table-row>
          <table:table-cell table:style-name="grupoAutuador.A13" office:value-type="string">
            <text:p text:style-name="P32">GX</text:p>
          </table:table-cell>
          <table:table-cell table:style-name="grupoAutuador.B13" office:value-type="string">
            <text:p text:style-name="P32">56900/75870</text:p>
          </table:table-cell>
          <table:table-cell table:style-name="grupoAutuador.C13" office:value-type="string">
            <text:p text:style-name="P33">FAIXA EXCLUSIVA ESQUERDA</text:p>
          </table:table-cell>
        </table:table-row>
        <table:table-row>
          <table:table-cell table:style-name="grupoAutuador.A13" office:value-type="string">
            <text:p text:style-name="P32">GC</text:p>
          </table:table-cell>
          <table:table-cell table:style-name="grupoAutuador.B13" office:value-type="string">
            <text:p text:style-name="P32">57030</text:p>
          </table:table-cell>
          <table:table-cell table:style-name="grupoAutuador.C13" office:value-type="string">
            <text:p text:style-name="P33">FORA DA FAIXA</text:p>
          </table:table-cell>
        </table:table-row>
        <table:table-row>
          <table:table-cell table:style-name="grupoAutuador.A13" office:value-type="string">
            <text:p text:style-name="P32">GF</text:p>
          </table:table-cell>
          <table:table-cell table:style-name="grupoAutuador.B13" office:value-type="string">
            <text:p text:style-name="P32">57461</text:p>
          </table:table-cell>
          <table:table-cell table:style-name="grupoAutuador.C13" office:value-type="string">
            <text:p text:style-name="P33">ZMRF</text:p>
          </table:table-cell>
        </table:table-row>
        <table:table-row>
          <table:table-cell table:style-name="grupoAutuador.A13" office:value-type="string">
            <text:p text:style-name="P32">GT</text:p>
          </table:table-cell>
          <table:table-cell table:style-name="grupoAutuador.B13" office:value-type="string">
            <text:p text:style-name="P32">56810/75870</text:p>
          </table:table-cell>
          <table:table-cell table:style-name="grupoAutuador.C13" office:value-type="string">
            <text:p text:style-name="P33">FAIXA EXCLUSIVA DIREITA</text:p>
          </table:table-cell>
        </table:table-row>
        <table:table-row>
          <table:table-cell table:style-name="grupoAutuador.A13" office:value-type="string">
            <text:p text:style-name="P32">GQ</text:p>
          </table:table-cell>
          <table:table-cell table:style-name="grupoAutuador.B13" office:value-type="string">
            <text:p text:style-name="P32">60503</text:p>
          </table:table-cell>
          <table:table-cell table:style-name="grupoAutuador.C13" office:value-type="string">
            <text:p text:style-name="P33">AVANÇO SEMÁFORO</text:p>
          </table:table-cell>
        </table:table-row>
        <table:table-row>
          <table:table-cell table:style-name="grupoAutuador.A13" office:value-type="string">
            <text:p text:style-name="P32">GW</text:p>
          </table:table-cell>
          <table:table-cell table:style-name="grupoAutuador.B13" office:value-type="string">
            <text:p text:style-name="P32">56732</text:p>
          </table:table-cell>
          <table:table-cell table:style-name="grupoAutuador.C13" office:value-type="string">
            <text:p text:style-name="P33">PARADA FAIXA PEDESTRE</text:p>
          </table:table-cell>
        </table:table-row>
        <table:table-row>
          <table:table-cell table:style-name="grupoAutuador.A13" office:value-type="string">
            <text:p text:style-name="P32">GD</text:p>
          </table:table-cell>
          <table:table-cell table:style-name="grupoAutuador.B13" office:value-type="string">
            <text:p text:style-name="P32">60411</text:p>
          </table:table-cell>
          <table:table-cell table:style-name="grupoAutuador.C13" office:value-type="string">
            <text:p text:style-name="P33">CONVERSÃO DIREITA</text:p>
          </table:table-cell>
        </table:table-row>
        <table:table-row>
          <table:table-cell table:style-name="grupoAutuador.A13" office:value-type="string">
            <text:p text:style-name="P32">GY</text:p>
          </table:table-cell>
          <table:table-cell table:style-name="grupoAutuador.B13" office:value-type="string">
            <text:p text:style-name="P32">60412</text:p>
          </table:table-cell>
          <table:table-cell table:style-name="grupoAutuador.C13" office:value-type="string">
            <text:p text:style-name="P33">CONVERSÃO ESQUERDA</text:p>
          </table:table-cell>
        </table:table-row>
        <table:table-row>
          <table:table-cell table:style-name="grupoAutuador.A13" office:value-type="string">
            <text:p text:style-name="P32">GL</text:p>
          </table:table-cell>
          <table:table-cell table:style-name="grupoAutuador.B13" office:value-type="string">
            <text:p text:style-name="P32">57461</text:p>
          </table:table-cell>
          <table:table-cell table:style-name="grupoAutuador.C13" office:value-type="string">
            <text:p text:style-name="P33">TRANSITAR LOCAL/HORÁRIO NÃO PERMITIDO - MOTO</text:p>
          </table:table-cell>
        </table:table-row>
      </table:table>
      <text:p text:style-name="P63"/>
      <text:p text:style-name="P55">SITUACAOLOCAL</text:p>
      <table:table table:name="situacaoLocal" table:style-name="situacaoLocal">
        <table:table-column table:style-name="situacaoLocal.A"/>
        <table:table-column table:style-name="situacaoLocal.B"/>
        <table:table-column table:style-name="situacaoLocal.C"/>
        <table:table-column table:style-name="situacaoLocal.D"/>
        <table:table-row>
          <table:table-cell table:style-name="situacaoLocal.A1" office:value-type="string">
            <text:p text:style-name="P34">dc_codigo</text:p>
          </table:table-cell>
          <table:table-cell table:style-name="situacaoLocal.A1" office:value-type="string">
            <text:p text:style-name="P34">dc_descricao</text:p>
          </table:table-cell>
          <table:table-cell table:style-name="situacaoLocal.A1" office:value-type="string">
            <text:p text:style-name="P34">nr_nivel</text:p>
          </table:table-cell>
          <table:table-cell table:style-name="situacaoLocal.D1" office:value-type="string">
            <text:p text:style-name="P34">lg_problema</text:p>
          </table:table-cell>
        </table:table-row>
        <table:table-row>
          <table:table-cell table:style-name="situacaoLocal.A17" office:value-type="string">
            <text:p text:style-name="P35">FC</text:p>
          </table:table-cell>
          <table:table-cell table:style-name="situacaoLocal.B17" office:value-type="string">
            <text:p text:style-name="P36">Funcionamento</text:p>
          </table:table-cell>
          <table:table-cell table:style-name="situacaoLocal.C17" office:value-type="string">
            <text:p text:style-name="P36">5</text:p>
          </table:table-cell>
          <table:table-cell table:style-name="situacaoLocal.D17" office:value-type="string">
            <text:p text:style-name="P39">0</text:p>
          </table:table-cell>
        </table:table-row>
        <table:table-row>
          <table:table-cell table:style-name="situacaoLocal.A17" office:value-type="string">
            <text:p text:style-name="P35">DG</text:p>
          </table:table-cell>
          <table:table-cell table:style-name="situacaoLocal.B17" office:value-type="string">
            <text:p text:style-name="P36">Prob.: placa digitalizadora</text:p>
          </table:table-cell>
          <table:table-cell table:style-name="situacaoLocal.C17" office:value-type="string">
            <text:p text:style-name="P36">9</text:p>
          </table:table-cell>
          <table:table-cell table:style-name="situacaoLocal.D17" office:value-type="string">
            <text:p text:style-name="P39">1</text:p>
          </table:table-cell>
        </table:table-row>
        <table:table-row>
          <table:table-cell table:style-name="situacaoLocal.A17" office:value-type="string">
            <text:p text:style-name="P35">OT</text:p>
          </table:table-cell>
          <table:table-cell table:style-name="situacaoLocal.B17" office:value-type="string">
            <text:p text:style-name="P36">Outros</text:p>
          </table:table-cell>
          <table:table-cell table:style-name="situacaoLocal.C17" office:value-type="string">
            <text:p text:style-name="P36">9</text:p>
          </table:table-cell>
          <table:table-cell table:style-name="situacaoLocal.D17" office:value-type="string">
            <text:p text:style-name="P39">1</text:p>
          </table:table-cell>
        </table:table-row>
        <table:table-row>
          <table:table-cell table:style-name="situacaoLocal.A17" office:value-type="string">
            <text:p text:style-name="P37">PO</text:p>
          </table:table-cell>
          <table:table-cell table:style-name="situacaoLocal.B17" office:value-type="string">
            <text:p text:style-name="P38">Problemas Operacionais</text:p>
          </table:table-cell>
          <table:table-cell table:style-name="situacaoLocal.C17" office:value-type="string">
            <text:p text:style-name="P38">10</text:p>
          </table:table-cell>
          <table:table-cell table:style-name="situacaoLocal.D17" office:value-type="string">
            <text:p text:style-name="P39">1</text:p>
          </table:table-cell>
        </table:table-row>
        <table:table-row>
          <table:table-cell table:style-name="situacaoLocal.A17" office:value-type="string">
            <text:p text:style-name="P37">RD</text:p>
          </table:table-cell>
          <table:table-cell table:style-name="situacaoLocal.B17" office:value-type="string">
            <text:p text:style-name="P38">Placa de Rede</text:p>
          </table:table-cell>
          <table:table-cell table:style-name="situacaoLocal.C17" office:value-type="string">
            <text:p text:style-name="P38">9</text:p>
          </table:table-cell>
          <table:table-cell table:style-name="situacaoLocal.D17" office:value-type="string">
            <text:p text:style-name="P39">1</text:p>
          </table:table-cell>
        </table:table-row>
        <table:table-row>
          <table:table-cell table:style-name="situacaoLocal.A17" office:value-type="string">
            <text:p text:style-name="P37">RB</text:p>
          </table:table-cell>
          <table:table-cell table:style-name="situacaoLocal.B17" office:value-type="string">
            <text:p text:style-name="P38">Roubado</text:p>
          </table:table-cell>
          <table:table-cell table:style-name="situacaoLocal.C17" office:value-type="string">
            <text:p text:style-name="P38">11</text:p>
          </table:table-cell>
          <table:table-cell table:style-name="situacaoLocal.D17" office:value-type="string">
            <text:p text:style-name="P39">1</text:p>
          </table:table-cell>
        </table:table-row>
        <table:table-row>
          <table:table-cell table:style-name="situacaoLocal.A17" office:value-type="string">
            <text:p text:style-name="P37">VD</text:p>
          </table:table-cell>
          <table:table-cell table:style-name="situacaoLocal.B17" office:value-type="string">
            <text:p text:style-name="P38">Danificado por vandalismo</text:p>
          </table:table-cell>
          <table:table-cell table:style-name="situacaoLocal.C17" office:value-type="string">
            <text:p text:style-name="P38">10</text:p>
          </table:table-cell>
          <table:table-cell table:style-name="situacaoLocal.D17" office:value-type="string">
            <text:p text:style-name="P39">1</text:p>
          </table:table-cell>
        </table:table-row>
        <table:table-row>
          <table:table-cell table:style-name="situacaoLocal.A17" office:value-type="string">
            <text:p text:style-name="P37">VL</text:p>
          </table:table-cell>
          <table:table-cell table:style-name="situacaoLocal.B17" office:value-type="string">
            <text:p text:style-name="P38">PRD: Placa de velocidade</text:p>
          </table:table-cell>
          <table:table-cell table:style-name="situacaoLocal.C17" office:value-type="string">
            <text:p text:style-name="P38">9</text:p>
          </table:table-cell>
          <table:table-cell table:style-name="situacaoLocal.D17" office:value-type="string">
            <text:p text:style-name="P39">1</text:p>
          </table:table-cell>
        </table:table-row>
        <table:table-row>
          <table:table-cell table:style-name="situacaoLocal.A17" office:value-type="string">
            <text:p text:style-name="P37">TT</text:p>
          </table:table-cell>
          <table:table-cell table:style-name="situacaoLocal.B17" office:value-type="string">
            <text:p text:style-name="P38">Teste</text:p>
          </table:table-cell>
          <table:table-cell table:style-name="situacaoLocal.C17" office:value-type="string">
            <text:p text:style-name="P38">4</text:p>
          </table:table-cell>
          <table:table-cell table:style-name="situacaoLocal.D17" office:value-type="string">
            <text:p text:style-name="P39">1</text:p>
          </table:table-cell>
        </table:table-row>
        <table:table-row>
          <table:table-cell table:style-name="situacaoLocal.A17" office:value-type="string">
            <text:p text:style-name="P37">IN</text:p>
          </table:table-cell>
          <table:table-cell table:style-name="situacaoLocal.B17" office:value-type="string">
            <text:p text:style-name="P38">Instalação</text:p>
          </table:table-cell>
          <table:table-cell table:style-name="situacaoLocal.C17" office:value-type="string">
            <text:p text:style-name="P38">1</text:p>
          </table:table-cell>
          <table:table-cell table:style-name="situacaoLocal.D17" office:value-type="string">
            <text:p text:style-name="P39">0</text:p>
          </table:table-cell>
        </table:table-row>
        <table:table-row>
          <table:table-cell table:style-name="situacaoLocal.A17" office:value-type="string">
            <text:p text:style-name="P37">RZ</text:p>
          </table:table-cell>
          <table:table-cell table:style-name="situacaoLocal.B17" office:value-type="string">
            <text:p text:style-name="P38">Rodízio</text:p>
          </table:table-cell>
          <table:table-cell table:style-name="situacaoLocal.C17" office:value-type="string">
            <text:p text:style-name="P38">6</text:p>
          </table:table-cell>
          <table:table-cell table:style-name="situacaoLocal.D17" office:value-type="string">
            <text:p text:style-name="P39">0</text:p>
          </table:table-cell>
        </table:table-row>
        <table:table-row>
          <table:table-cell table:style-name="situacaoLocal.A17" office:value-type="string">
            <text:p text:style-name="P37">RE</text:p>
          </table:table-cell>
          <table:table-cell table:style-name="situacaoLocal.B17" office:value-type="string">
            <text:p text:style-name="P38">Reinstalação</text:p>
          </table:table-cell>
          <table:table-cell table:style-name="situacaoLocal.C17" office:value-type="string">
            <text:p text:style-name="P38">7</text:p>
          </table:table-cell>
          <table:table-cell table:style-name="situacaoLocal.D17" office:value-type="string">
            <text:p text:style-name="P39">0</text:p>
          </table:table-cell>
        </table:table-row>
        <table:table-row>
          <table:table-cell table:style-name="situacaoLocal.A17" office:value-type="string">
            <text:p text:style-name="P37">HO</text:p>
          </table:table-cell>
          <table:table-cell table:style-name="situacaoLocal.B17" office:value-type="string">
            <text:p text:style-name="P38">Homologação</text:p>
          </table:table-cell>
          <table:table-cell table:style-name="situacaoLocal.C17" office:value-type="string">
            <text:p text:style-name="P38">2</text:p>
          </table:table-cell>
          <table:table-cell table:style-name="situacaoLocal.D17" office:value-type="string">
            <text:p text:style-name="P39">0</text:p>
          </table:table-cell>
        </table:table-row>
        <table:table-row>
          <table:table-cell table:style-name="situacaoLocal.A17" office:value-type="string">
            <text:p text:style-name="P37">AF</text:p>
          </table:table-cell>
          <table:table-cell table:style-name="situacaoLocal.B17" office:value-type="string">
            <text:p text:style-name="P38">Aferição</text:p>
          </table:table-cell>
          <table:table-cell table:style-name="situacaoLocal.C17" office:value-type="string">
            <text:p text:style-name="P38">3</text:p>
          </table:table-cell>
          <table:table-cell table:style-name="situacaoLocal.D17" office:value-type="string">
            <text:p text:style-name="P39">0</text:p>
          </table:table-cell>
        </table:table-row>
        <table:table-row>
          <table:table-cell table:style-name="situacaoLocal.A17" office:value-type="string">
            <text:p text:style-name="P37">DS</text:p>
          </table:table-cell>
          <table:table-cell table:style-name="situacaoLocal.B17" office:value-type="string">
            <text:p text:style-name="P38">Desativada</text:p>
          </table:table-cell>
          <table:table-cell table:style-name="situacaoLocal.C17" office:value-type="string">
            <text:p text:style-name="P38">7</text:p>
          </table:table-cell>
          <table:table-cell table:style-name="situacaoLocal.D17" office:value-type="string">
            <text:p text:style-name="P39">0</text:p>
          </table:table-cell>
        </table:table-row>
        <table:table-row>
          <table:table-cell table:style-name="situacaoLocal.A17" office:value-type="string">
            <text:p text:style-name="P37">PT</text:p>
          </table:table-cell>
          <table:table-cell table:style-name="situacaoLocal.B17" office:value-type="string">
            <text:p text:style-name="P38">Problemas Técnicos</text:p>
          </table:table-cell>
          <table:table-cell table:style-name="situacaoLocal.C17" office:value-type="string">
            <text:p text:style-name="P38">8</text:p>
          </table:table-cell>
          <table:table-cell table:style-name="situacaoLocal.D17" office:value-type="string">
            <text:p text:style-name="P39">1</text:p>
          </table:table-cell>
        </table:table-row>
      </table:table>
      <text:p text:style-name="P64"/>
      <text:p text:style-name="P56">TIPOFIXACAORADAR</text:p>
      <table:table table:name="tipofixacaoradar" table:style-name="tipofixacaoradar">
        <table:table-column table:style-name="tipofixacaoradar.A"/>
        <table:table-column table:style-name="tipofixacaoradar.B"/>
        <table:table-row>
          <table:table-cell table:style-name="tipofixacaoradar.A1" office:value-type="string">
            <text:p text:style-name="P40">nr_codigo</text:p>
          </table:table-cell>
          <table:table-cell table:style-name="tipofixacaoradar.B1" office:value-type="string">
            <text:p text:style-name="P40">dc_descricao</text:p>
          </table:table-cell>
        </table:table-row>
        <table:table-row>
          <table:table-cell table:style-name="tipofixacaoradar.A5" office:value-type="string">
            <text:p text:style-name="P41">1</text:p>
          </table:table-cell>
          <table:table-cell table:style-name="tipofixacaoradar.B5" office:value-type="string">
            <text:p text:style-name="P42">Poste Próprio</text:p>
          </table:table-cell>
        </table:table-row>
        <table:table-row>
          <table:table-cell table:style-name="tipofixacaoradar.A5" office:value-type="string">
            <text:p text:style-name="P41">2</text:p>
          </table:table-cell>
          <table:table-cell table:style-name="tipofixacaoradar.B5" office:value-type="string">
            <text:p text:style-name="P42">Poste de Luz</text:p>
          </table:table-cell>
        </table:table-row>
        <table:table-row>
          <table:table-cell table:style-name="tipofixacaoradar.A5" office:value-type="string">
            <text:p text:style-name="P41">3</text:p>
          </table:table-cell>
          <table:table-cell table:style-name="tipofixacaoradar.B5" office:value-type="string">
            <text:p text:style-name="P42">Caixa de Alvenaria</text:p>
          </table:table-cell>
        </table:table-row>
        <text:soft-page-break/>
        <table:table-row>
          <table:table-cell table:style-name="tipofixacaoradar.A5" office:value-type="string">
            <text:p text:style-name="P41">9</text:p>
          </table:table-cell>
          <table:table-cell table:style-name="tipofixacaoradar.B5" office:value-type="string">
            <text:p text:style-name="P42">Outros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justify" fo:text-align-last="justify" style:justify-single-word="false" style:page-number="auto" style:shadow="none">
        <style:tab-stops/>
      </style:paragraph-properties>
      <style:text-properties style:font-name="Calibri" fo:font-family="Calibri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loext:contextual-spacing="false" style:page-number="auto" fo:padding="0cm" fo:border-left="none" fo:border-right="none" fo:border-top="none" fo:border-bottom="4pt solid #808080" style:shadow="none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97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cm" style:type="center"/>
          <style:tab-stop style:position="18.97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9cm" style:type="center"/>
          <style:tab-stop style:position="18.97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4.48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4.48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style:font-name="Calibri1" fo:font-family="Calibri" style:font-family-generic="swiss" style:font-pitch="variable" fo:font-size="10pt" style:text-underline-style="none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table:align="margins"/>
    </style:style>
    <style:style style:name="Tabela1.A" style:family="table-column">
      <style:table-column-properties style:rel-column-width="6776*"/>
    </style:style>
    <style:style style:name="Tabela1.B" style:family="table-column">
      <style:table-column-properties style:rel-column-width="48788*"/>
    </style:style>
    <style:style style:name="Tabela1.C" style:family="table-column">
      <style:table-column-properties style:rel-column-width="9971*"/>
    </style:style>
    <style:style style:name="Tabela1.1" style:family="table-row">
      <style:table-row-properties style:min-row-height="0.459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style:vertical-align="middle" fo:padding="0.097cm" fo:border="0.5pt solid #000000"/>
    </style:style>
    <style:style style:name="Tabela1.2" style:family="table-row">
      <style:table-row-properties style:min-row-height="1.076cm"/>
    </style:style>
    <style:style style:name="Tabela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rodape" style:family="table">
      <style:table-properties style:width="17.886cm" table:align="left"/>
    </style:style>
    <style:style style:name="rodape.A" style:family="table-column">
      <style:table-column-properties style:column-width="2.646cm"/>
    </style:style>
    <style:style style:name="rodape.B" style:family="table-column">
      <style:table-column-properties style:column-width="5.847cm"/>
    </style:style>
    <style:style style:name="rodape.C" style:family="table-column">
      <style:table-column-properties style:column-width="7.011cm"/>
    </style:style>
    <style:style style:name="rodape.D" style:family="table-column">
      <style:table-column-properties style:column-width="2.381cm"/>
    </style:style>
    <style:style style:name="rodape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rodape.D1" style:family="table-cell">
      <style:table-cell-properties fo:background-color="transparent" fo:padding="0.097cm" fo:border="0.5pt solid #000000">
        <style:background-image/>
      </style:table-cell-properties>
    </style:style>
    <style:style style:name="rodape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rodape.D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MP1" style:family="paragraph" style:parent-style-name="Table_20_Contents">
      <style:text-properties fo:font-size="2pt" style:font-size-asian="1.75pt" style:font-size-complex="2pt"/>
    </style:style>
    <style:style style:name="MP2" style:family="paragraph" style:parent-style-name="Table_20_Contents">
      <style:paragraph-properties fo:text-align="start" style:justify-single-word="false"/>
      <style:text-properties style:font-name="Calibri1" fo:font-size="6pt" fo:font-weight="bold" style:font-size-asian="6pt" style:font-weight-asian="bold" style:font-size-complex="6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Calibri1" fo:font-weight="bold" officeooo:rsid="000a501a" officeooo:paragraph-rsid="000a501a" style:font-weight-asian="bold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Calibri1" officeooo:rsid="000a501a" officeooo:paragraph-rsid="000a501a"/>
    </style:style>
    <style:style style:name="MP5" style:family="paragraph" style:parent-style-name="Table_20_Contents">
      <style:text-properties style:font-name="Calibri1" fo:font-size="6pt" fo:font-weight="bold" style:font-size-asian="6pt" style:font-weight-asian="bold" style:font-size-complex="6pt" style:font-weight-complex="bold"/>
    </style:style>
    <style:style style:name="MP6" style:family="paragraph" style:parent-style-name="Header">
      <style:text-properties fo:font-size="2pt" style:font-size-asian="2pt" style:font-size-complex="2pt"/>
    </style:style>
    <style:style style:name="MP7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18cm" style:leader-style="dotted" style:leader-text="."/>
        </style:tab-stops>
      </style:paragraph-properties>
      <style:text-properties style:font-name="Calibri1" fo:font-size="8pt" style:font-size-asian="8pt" style:font-size-complex="8pt"/>
    </style:style>
    <style:style style:name="MP8" style:family="paragraph" style:parent-style-name="Table_20_Contents">
      <style:paragraph-properties fo:text-align="start" style:justify-single-word="false"/>
      <style:text-properties style:font-name="Calibri1" fo:font-size="8pt" style:font-size-asian="8pt" style:font-size-complex="8pt"/>
    </style:style>
    <style:style style:name="MP9" style:family="paragraph" style:parent-style-name="Table_20_Contents">
      <style:paragraph-properties fo:text-align="start" style:justify-single-word="false">
        <style:tab-stops>
          <style:tab-stop style:position="1.64cm"/>
        </style:tab-stops>
      </style:paragraph-properties>
      <style:text-properties style:font-name="Calibri1" fo:font-size="8pt" style:font-size-asian="8pt" style:font-size-complex="8pt"/>
    </style:style>
    <style:style style:name="MP10" style:family="paragraph" style:parent-style-name="Footer">
      <style:text-properties fo:font-size="2pt" style:font-size-asian="2pt" style:font-size-complex="2pt"/>
    </style:style>
    <style:style style:name="MT1" style:family="text">
      <style:text-properties officeooo:rsid="00301372"/>
    </style:style>
    <style:style style:name="MT2" style:family="text">
      <style:text-properties officeooo:rsid="000a95f4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font-size="7pt" officeooo:rsid="000a95f4" style:font-size-asian="7pt" style:font-size-complex="7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094cm" fo:margin-bottom="0.665cm" fo:margin-left="1.693cm" fo:margin-right="1.39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2" office:value-type="string">
              <text:p text:style-name="MP1"><draw:frame draw:style-name="Mfr1" draw:name="figuras1" text:anchor-type="paragraph" svg:x="0.15cm" svg:y="0.171cm" svg:width="1.325cm" svg:height="1.563cm" draw:z-index="3"><draw:image xlink:href="Pictures/100000000000012C000001426B815468.jpg" xlink:type="simple" xlink:show="embed" xlink:actuate="onLoad"/></draw:frame></text:p>
            </table:table-cell>
            <table:table-cell table:style-name="Tabela1.B1" table:number-columns-spanned="2" office:value-type="string">
              <text:p text:style-name="MP2">Título:</text:p>
              <text:p text:style-name="MP3">Dicionário de Dados</text:p>
            </table:table-cell>
            <table:covered-table-cell/>
          </table:table-row>
          <table:table-row table:style-name="Tabela1.2">
            <table:covered-table-cell/>
            <table:table-cell table:style-name="Tabela1.B2" office:value-type="string">
              <text:p text:style-name="MP2">Sistema:</text:p>
              <text:p text:style-name="MP4">SamtWeb-<text:span text:style-name="MT1">A</text:span>lpha</text:p>
            </table:table-cell>
            <table:table-cell table:style-name="Tabela1.C2" office:value-type="string">
              <text:p text:style-name="MP5">Versão:</text:p>
              <text:p text:style-name="MP5"/>
              <text:p text:style-name="MP5">1.0</text:p>
            </table:table-cell>
          </table:table-row>
        </table:table>
        <text:p text:style-name="MP6"/>
      </style:header>
      <style:footer>
        <table:table table:name="rodape" table:style-name="rodape">
          <table:table-column table:style-name="rodape.A"/>
          <table:table-column table:style-name="rodape.B"/>
          <table:table-column table:style-name="rodape.C"/>
          <table:table-column table:style-name="rodape.D"/>
          <table:table-row>
            <table:table-cell table:style-name="rodape.A1" office:value-type="string">
              <text:p text:style-name="MP7">Data: <text:span text:style-name="MT2">24</text:span>/0<text:span text:style-name="MT2">2</text:span>/201<text:span text:style-name="MT2">6</text:span></text:p>
            </table:table-cell>
            <table:table-cell table:style-name="rodape.A1" office:value-type="string">
              <text:p text:style-name="MP8">Elaborador: Adalberto H. Kamida</text:p>
            </table:table-cell>
            <table:table-cell table:style-name="rodape.A1" office:value-type="string">
              <text:p text:style-name="MP8">Revisor: </text:p>
            </table:table-cell>
            <table:table-cell table:style-name="rodape.D1" office:value-type="string">
              <text:p text:style-name="MP8">Revisão: <text:s/>1.0</text:p>
            </table:table-cell>
          </table:table-row>
          <table:table-row>
            <table:table-cell table:style-name="rodape.A2" table:number-columns-spanned="3" office:value-type="string">
              <text:p text:style-name="MP8">Arquivo:<text:span text:style-name="MT3"> C:\textos\</text:span><text:span text:style-name="MT4">samtweb_alpha\modelo_dados</text:span><text:span text:style-name="MT3">\000</text:span><text:span text:style-name="MT4">4</text:span><text:span text:style-name="MT3">_</text:span><text:span text:style-name="MT4">samtweb_apha_dicionarioDados.</text:span><text:span text:style-name="MT3">odt</text:span></text:p>
            </table:table-cell>
            <table:covered-table-cell/>
            <table:covered-table-cell/>
            <table:table-cell table:style-name="rodape.D2" office:value-type="string">
              <text:p text:style-name="MP9">Página: <text:s text:c="3"/><text:page-number text:select-page="current">3</text:page-number>/<text:page-count>4</text:page-count></text:p>
            </table:table-cell>
          </table:table-row>
        </table:table>
        <text:p text:style-name="MP10"/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7:46:51.638000000</meta:creation-date>
    <meta:editing-duration>PT1H23M22S</meta:editing-duration>
    <meta:editing-cycles>36</meta:editing-cycles>
    <meta:generator>LibreOffice/4.4.4.3$Windows_x86 LibreOffice_project/2c39ebcf046445232b798108aa8a7e7d89552ea8</meta:generator>
    <dc:date>2016-03-10T08:25:50.645000000</dc:date>
    <meta:document-statistic meta:table-count="13" meta:image-count="1" meta:object-count="0" meta:page-count="4" meta:paragraph-count="259" meta:word-count="342" meta:character-count="1985" meta:non-whitespace-character-count="1890"/>
    <meta:template xlink:type="simple" xlink:actuate="onRequest" xlink:title="0004_modelo_engebras" xlink:href="../../../../Users/Adalberto/AppData/Roaming/LibreOffice/4/user/template/0004_modelo_engebras.ott" meta:date="2016-02-24T07:46:50.655000000"/>
  </office:meta>
</office:document-meta>
</file>